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25pt" fo:font-weight="normal" officeooo:rsid="001effae" officeooo:paragraph-rsid="001effae" fo:background-color="#ffffff" style:font-size-asian="25pt" style:font-weight-asian="normal" style:font-size-complex="25pt" style:font-weight-complex="normal"/>
    </style:style>
    <style:style style:name="P2" style:family="paragraph" style:parent-style-name="Preformatted_20_Text">
      <style:text-properties fo:color="#000000" style:font-name="Arial" fo:font-size="25pt" fo:font-weight="normal" officeooo:rsid="001effae" officeooo:paragraph-rsid="0047a6ce" fo:background-color="#ffffff" style:font-size-asian="25pt" style:font-weight-asian="normal" style:font-size-complex="25pt" style:font-weight-complex="normal"/>
    </style:style>
    <style:style style:name="P3" style:family="paragraph" style:parent-style-name="Preformatted_20_Text">
      <style:text-properties fo:color="#000000" style:font-name="Arial" fo:font-size="25pt" fo:font-weight="normal" officeooo:rsid="001effae" officeooo:paragraph-rsid="0163fcff" fo:background-color="#ffffff" style:font-size-asian="25pt" style:font-weight-asian="normal" style:font-size-complex="25pt" style:font-weight-complex="normal"/>
    </style:style>
    <style:style style:name="P4" style:family="paragraph" style:parent-style-name="Preformatted_20_Text">
      <style:text-properties fo:color="#000000" style:font-name="Arial" fo:font-size="25pt" fo:font-weight="normal" officeooo:rsid="01510285" officeooo:paragraph-rsid="01510285" fo:background-color="#ffffff" style:font-size-asian="25pt" style:font-weight-asian="normal" style:font-size-complex="25pt" style:font-weight-complex="normal"/>
    </style:style>
    <style:style style:name="P5" style:family="paragraph" style:parent-style-name="Preformatted_20_Text">
      <style:text-properties fo:color="#000000" style:font-name="Arial" fo:font-size="25pt" fo:font-weight="normal" officeooo:rsid="0138e011" officeooo:paragraph-rsid="0138e011" fo:background-color="#ffffff" style:font-size-asian="25pt" style:font-weight-asian="normal" style:font-size-complex="25pt" style:font-weight-complex="normal"/>
    </style:style>
    <style:style style:name="P6" style:family="paragraph" style:parent-style-name="Preformatted_20_Text">
      <style:text-properties fo:color="#000000" style:font-name="Arial" fo:font-size="25pt" fo:font-weight="normal" officeooo:rsid="0156de92" officeooo:paragraph-rsid="015d7be8" fo:background-color="#ffffff" style:font-size-asian="25pt" style:font-weight-asian="normal" style:font-size-complex="25pt" style:font-weight-complex="normal"/>
    </style:style>
    <style:style style:name="P7" style:family="paragraph" style:parent-style-name="Preformatted_20_Text">
      <style:text-properties fo:color="#000000" style:font-name="Arial" fo:font-size="25pt" fo:font-weight="normal" officeooo:rsid="0048da78" officeooo:paragraph-rsid="0163fcff" fo:background-color="#ffffff" style:font-size-asian="25pt" style:font-weight-asian="normal" style:font-size-complex="25pt" style:font-weight-complex="normal"/>
    </style:style>
    <style:style style:name="P8" style:family="paragraph" style:parent-style-name="Preformatted_20_Text">
      <style:text-properties fo:color="#000000" style:font-name="Arial" fo:font-size="25pt" fo:font-weight="normal" officeooo:rsid="004a9265" officeooo:paragraph-rsid="016fd690" fo:background-color="#ffffff" style:font-size-asian="25pt" style:font-weight-asian="normal" style:font-size-complex="25pt" style:font-weight-complex="normal"/>
    </style:style>
    <style:style style:name="P9" style:family="paragraph" style:parent-style-name="Preformatted_20_Text">
      <style:text-properties fo:color="#000000" style:font-name="Arial" fo:font-size="25pt" fo:font-weight="normal" officeooo:rsid="004a9265" officeooo:paragraph-rsid="004a9265" fo:background-color="#ffffff" style:font-size-asian="25pt" style:font-weight-asian="normal" style:font-size-complex="25pt" style:font-weight-complex="normal"/>
    </style:style>
    <style:style style:name="P10" style:family="paragraph" style:parent-style-name="Preformatted_20_Text">
      <style:text-properties fo:color="#000000" style:font-name="Arial" fo:font-size="25pt" fo:font-weight="normal" officeooo:rsid="01ccc0f6" officeooo:paragraph-rsid="01ccc0f6" fo:background-color="#ffffff" style:font-size-asian="25pt" style:font-weight-asian="normal" style:font-size-complex="25pt" style:font-weight-complex="normal"/>
    </style:style>
    <style:style style:name="P11" style:family="paragraph" style:parent-style-name="Preformatted_20_Text">
      <style:text-properties fo:color="#000000" style:font-name="Arial" fo:font-size="25pt" fo:font-weight="normal" officeooo:rsid="0020f71b" officeooo:paragraph-rsid="022ebd66" fo:background-color="#ffffff" style:font-size-asian="25pt" style:font-weight-asian="normal" style:font-size-complex="25pt" style:font-weight-complex="normal"/>
    </style:style>
    <style:style style:name="P12" style:family="paragraph" style:parent-style-name="Preformatted_20_Text">
      <style:text-properties fo:color="#000000" style:font-name="Arial" fo:font-size="25pt" fo:font-weight="normal" officeooo:rsid="019dc2e5" officeooo:paragraph-rsid="022ebd66" fo:background-color="#ffffff" style:font-size-asian="25pt" style:font-weight-asian="normal" style:font-size-complex="25pt" style:font-weight-complex="normal"/>
    </style:style>
    <style:style style:name="P13" style:family="paragraph" style:parent-style-name="Standard">
      <style:text-properties fo:color="#000000" style:font-name="Arial" fo:font-size="25pt" fo:font-weight="bold" officeooo:rsid="010d41c3" officeooo:paragraph-rsid="010d41c3" fo:background-color="#ffffff" style:font-size-asian="25pt" style:font-weight-asian="bold" style:font-size-complex="25pt" style:font-weight-complex="bold"/>
    </style:style>
    <style:style style:name="P14" style:family="paragraph" style:parent-style-name="Standard">
      <style:text-properties fo:color="#000000" style:font-name="Arial" fo:font-size="25pt" fo:font-weight="bold" officeooo:rsid="001effae" officeooo:paragraph-rsid="0115978e" fo:background-color="#ffffff" style:font-size-asian="25pt" style:font-weight-asian="bold" style:font-size-complex="25pt" style:font-weight-complex="bold"/>
    </style:style>
    <style:style style:name="P15" style:family="paragraph" style:parent-style-name="Standard">
      <style:text-properties fo:color="#000000" style:font-name="Arial" fo:font-size="25pt" fo:font-weight="bold" officeooo:rsid="0020f71b" officeooo:paragraph-rsid="0020f71b" fo:background-color="#ffffff" style:font-size-asian="25pt" style:font-weight-asian="bold" style:font-size-complex="25pt" style:font-weight-complex="bold"/>
    </style:style>
    <style:style style:name="P16" style:family="paragraph" style:parent-style-name="Standard">
      <style:text-properties fo:color="#000000" style:font-name="Arial" fo:font-size="25pt" fo:font-weight="normal" officeooo:rsid="010d41c3" officeooo:paragraph-rsid="010d41c3" fo:background-color="#ffffff" style:font-size-asian="25pt" style:font-weight-asian="normal" style:font-size-complex="25pt" style:font-weight-complex="normal"/>
    </style:style>
    <style:style style:name="P17" style:family="paragraph" style:parent-style-name="Standard">
      <style:text-properties fo:color="#000000" style:font-name="Arial" fo:font-size="25pt" fo:font-weight="normal" officeooo:rsid="01394b10" officeooo:paragraph-rsid="013a3875" fo:background-color="#ffffff" style:font-size-asian="25pt" style:font-weight-asian="normal" style:font-size-complex="25pt" style:font-weight-complex="normal"/>
    </style:style>
    <style:style style:name="P18" style:family="paragraph" style:parent-style-name="Standard">
      <style:text-properties fo:color="#000000" style:font-name="Arial" fo:font-size="25pt" fo:font-weight="normal" officeooo:rsid="013beabe" officeooo:paragraph-rsid="013beabe" fo:background-color="#ffffff" style:font-size-asian="25pt" style:font-weight-asian="normal" style:font-size-complex="25pt" style:font-weight-complex="normal"/>
    </style:style>
    <style:style style:name="P19" style:family="paragraph" style:parent-style-name="Standard">
      <style:text-properties fo:color="#000000" style:font-name="Arial" fo:font-size="25pt" fo:font-weight="normal" officeooo:rsid="0141d3fa" officeooo:paragraph-rsid="01f9e97a" fo:background-color="#ffffff" style:font-size-asian="25pt" style:font-weight-asian="normal" style:font-size-complex="25pt" style:font-weight-complex="normal"/>
    </style:style>
    <style:style style:name="P20" style:family="paragraph" style:parent-style-name="Standard">
      <style:text-properties fo:color="#000000" style:font-name="Arial" fo:font-size="25pt" fo:font-weight="normal" officeooo:rsid="01f9e97a" officeooo:paragraph-rsid="01f9e97a" fo:background-color="#ffffff" style:font-size-asian="25pt" style:font-weight-asian="normal" style:font-size-complex="25pt" style:font-weight-complex="normal"/>
    </style:style>
    <style:style style:name="P21" style:family="paragraph" style:parent-style-name="Standard">
      <style:text-properties fo:color="#000000" style:font-name="Arial" fo:font-size="25pt" fo:font-weight="normal" officeooo:rsid="010fe521" officeooo:paragraph-rsid="013a3875" fo:background-color="#ffffff" style:font-size-asian="25pt" style:font-weight-asian="normal" style:font-size-complex="25pt" style:font-weight-complex="normal"/>
    </style:style>
    <style:style style:name="P22" style:family="paragraph" style:parent-style-name="Standard">
      <style:text-properties fo:color="#000000" style:font-name="Arial" fo:font-size="25pt" fo:font-weight="normal" officeooo:rsid="010fe521" officeooo:paragraph-rsid="0115978e" fo:background-color="#ffffff" style:font-size-asian="25pt" style:font-weight-asian="normal" style:font-size-complex="25pt" style:font-weight-complex="normal"/>
    </style:style>
    <style:style style:name="P23" style:family="paragraph" style:parent-style-name="Standard">
      <style:text-properties fo:color="#000000" style:font-name="Arial" fo:font-size="25pt" fo:font-weight="normal" officeooo:rsid="02004c51" officeooo:paragraph-rsid="02004c51" fo:background-color="#ffffff" style:font-size-asian="25pt" style:font-weight-asian="normal" style:font-size-complex="25pt" style:font-weight-complex="normal"/>
    </style:style>
    <style:style style:name="P24" style:family="paragraph" style:parent-style-name="Standard">
      <style:text-properties fo:color="#000000" style:font-name="Arial" fo:font-size="25pt" fo:font-weight="normal" officeooo:rsid="01484aa9" officeooo:paragraph-rsid="01484aa9" fo:background-color="#ffffff" style:font-size-asian="25pt" style:font-weight-asian="normal" style:font-size-complex="25pt" style:font-weight-complex="normal"/>
    </style:style>
    <style:style style:name="P25" style:family="paragraph" style:parent-style-name="Standard">
      <style:text-properties fo:color="#000000" style:font-name="Arial" fo:font-size="25pt" fo:font-weight="normal" officeooo:rsid="01484aa9" officeooo:paragraph-rsid="02004c51" fo:background-color="#ffffff" style:font-size-asian="25pt" style:font-weight-asian="normal" style:font-size-complex="25pt" style:font-weight-complex="normal"/>
    </style:style>
    <style:style style:name="P26" style:family="paragraph" style:parent-style-name="Standard">
      <style:text-properties fo:color="#000000" style:font-name="Arial" fo:font-size="25pt" fo:font-weight="normal" officeooo:rsid="001effae" officeooo:paragraph-rsid="001effae" fo:background-color="#ffffff" style:font-size-asian="25pt" style:font-weight-asian="normal" style:font-size-complex="25pt" style:font-weight-complex="normal"/>
    </style:style>
    <style:style style:name="P27" style:family="paragraph" style:parent-style-name="Standard">
      <style:text-properties fo:color="#000000" style:font-name="Arial" fo:font-size="25pt" fo:font-weight="normal" officeooo:rsid="01cf3dd0" officeooo:paragraph-rsid="01cf3dd0" fo:background-color="#ffffff" style:font-size-asian="25pt" style:font-weight-asian="normal" style:font-size-complex="25pt" style:font-weight-complex="normal"/>
    </style:style>
    <style:style style:name="P28" style:family="paragraph" style:parent-style-name="Standard">
      <style:text-properties fo:color="#000000" style:font-name="Arial" fo:font-size="25pt" fo:font-weight="normal" officeooo:rsid="02257cce" officeooo:paragraph-rsid="02257cce" fo:background-color="#ffffff" style:font-size-asian="25pt" style:font-weight-asian="normal" style:font-size-complex="25pt" style:font-weight-complex="normal"/>
    </style:style>
    <style:style style:name="P29" style:family="paragraph" style:parent-style-name="Standard">
      <style:text-properties fo:color="#000000" style:font-name="Arial" fo:font-size="25pt" fo:font-weight="normal" officeooo:rsid="001fe858" officeooo:paragraph-rsid="001effae" fo:background-color="#ffffff" style:font-size-asian="25pt" style:font-weight-asian="normal" style:font-size-complex="25pt" style:font-weight-complex="normal"/>
    </style:style>
    <style:style style:name="P30" style:family="paragraph" style:parent-style-name="Standard">
      <style:text-properties fo:color="#000000" style:font-name="Arial" fo:font-size="25pt" fo:font-weight="normal" officeooo:rsid="001fe858" officeooo:paragraph-rsid="001fe858" fo:background-color="#ffffff" style:font-size-asian="25pt" style:font-weight-asian="normal" style:font-size-complex="25pt" style:font-weight-complex="normal"/>
    </style:style>
    <style:style style:name="P31" style:family="paragraph" style:parent-style-name="Standard">
      <style:text-properties fo:color="#000000" style:font-name="Arial" fo:font-size="25pt" fo:font-weight="normal" officeooo:rsid="00efda5f" officeooo:paragraph-rsid="001fe858" fo:background-color="#ffffff" style:font-size-asian="25pt" style:font-weight-asian="normal" style:font-size-complex="25pt" style:font-weight-complex="normal"/>
    </style:style>
    <style:style style:name="P32" style:family="paragraph" style:parent-style-name="Standard">
      <style:text-properties fo:color="#000000" style:font-name="Arial" fo:font-size="25pt" fo:font-weight="normal" officeooo:rsid="0020f71b" officeooo:paragraph-rsid="0020f71b" fo:background-color="#ffffff" style:font-size-asian="25pt" style:font-weight-asian="normal" style:font-size-complex="25pt" style:font-weight-complex="normal"/>
    </style:style>
    <style:style style:name="P33" style:family="paragraph" style:parent-style-name="Standard">
      <style:text-properties fo:color="#000000" style:font-name="Arial" fo:font-size="25pt" fo:font-weight="normal" officeooo:rsid="0020f71b" officeooo:paragraph-rsid="022f6333" fo:background-color="#ffffff" style:font-size-asian="25pt" style:font-weight-asian="normal" style:font-size-complex="25pt" style:font-weight-complex="normal"/>
    </style:style>
    <style:style style:name="P34" style:family="paragraph" style:parent-style-name="Standard">
      <style:text-properties fo:color="#000000" style:font-name="Arial" fo:font-size="25pt" fo:font-weight="normal" officeooo:rsid="012dec58" officeooo:paragraph-rsid="022f6333" fo:background-color="#ffffff" style:font-size-asian="25pt" style:font-weight-asian="normal" style:font-size-complex="25pt" style:font-weight-complex="normal"/>
    </style:style>
    <style:style style:name="P35" style:family="paragraph" style:parent-style-name="Standard">
      <style:text-properties fo:color="#000000" style:font-name="Arial" fo:font-size="25pt" fo:font-weight="normal" officeooo:rsid="0022eab8" officeooo:paragraph-rsid="01e7cc27" fo:background-color="#ffffff" style:font-size-asian="25pt" style:font-weight-asian="normal" style:font-size-complex="25pt" style:font-weight-complex="normal"/>
    </style:style>
    <style:style style:name="P36" style:family="paragraph" style:parent-style-name="Standard">
      <style:text-properties fo:color="#000000" style:font-name="Arial" fo:font-size="25pt" fo:font-weight="normal" officeooo:rsid="0022eab8" officeooo:paragraph-rsid="0022eab8" fo:background-color="#ffffff" style:font-size-asian="25pt" style:font-weight-asian="normal" style:font-size-complex="25pt" style:font-weight-complex="normal"/>
    </style:style>
    <style:style style:name="P37" style:family="paragraph" style:parent-style-name="Standard">
      <style:text-properties fo:color="#000000" style:font-name="Arial" fo:font-size="25pt" fo:font-weight="normal" officeooo:rsid="0022eab8" officeooo:paragraph-rsid="024e67e1" fo:background-color="#ffffff" style:font-size-asian="25pt" style:font-weight-asian="normal" style:font-size-complex="25pt" style:font-weight-complex="normal"/>
    </style:style>
    <style:style style:name="P38" style:family="paragraph" style:parent-style-name="Standard">
      <style:text-properties fo:color="#000000" style:font-name="Arial" fo:font-size="25pt" fo:font-weight="normal" officeooo:rsid="023a1ef7" officeooo:paragraph-rsid="023a1ef7" fo:background-color="#ffffff" style:font-size-asian="25pt" style:font-weight-asian="normal" style:font-size-complex="25pt" style:font-weight-complex="normal"/>
    </style:style>
    <style:style style:name="P39" style:family="paragraph" style:parent-style-name="Standard">
      <style:text-properties fo:color="#000000" style:font-name="Arial" fo:font-size="25pt" fo:font-weight="normal" officeooo:rsid="023a1ef7" officeooo:paragraph-rsid="0273d4c6" fo:background-color="#ffffff" style:font-size-asian="25pt" style:font-weight-asian="normal" style:font-size-complex="25pt" style:font-weight-complex="normal"/>
    </style:style>
    <style:style style:name="P40" style:family="paragraph" style:parent-style-name="Standard">
      <style:text-properties fo:color="#000000" style:font-name="Arial" fo:font-size="25pt" fo:font-weight="normal" officeooo:rsid="0236e7d2" officeooo:paragraph-rsid="0236e7d2" fo:background-color="#ffffff" style:font-size-asian="25pt" style:font-weight-asian="normal" style:font-size-complex="25pt" style:font-weight-complex="normal"/>
    </style:style>
    <style:style style:name="P41" style:family="paragraph" style:parent-style-name="Standard">
      <style:text-properties fo:color="#000000" style:font-name="Arial" fo:font-size="25pt" fo:font-weight="normal" officeooo:rsid="027734cb" officeooo:paragraph-rsid="027734cb" fo:background-color="#ffffff" style:font-size-asian="25pt" style:font-weight-asian="normal" style:font-size-complex="25pt" style:font-weight-complex="normal"/>
    </style:style>
    <style:style style:name="P42" style:family="paragraph" style:parent-style-name="Standard">
      <style:text-properties fo:color="#000000" style:font-name="Arial" fo:font-size="25pt" fo:font-weight="normal" officeooo:rsid="0277dc92" officeooo:paragraph-rsid="0277dc92" fo:background-color="#ffffff" style:font-size-asian="25pt" style:font-weight-asian="normal" style:font-size-complex="25pt" style:font-weight-complex="normal"/>
    </style:style>
    <style:style style:name="P43" style:family="paragraph" style:parent-style-name="Standard">
      <style:text-properties fo:color="#000000" style:font-name="Arial" fo:font-size="25pt" fo:font-weight="normal" officeooo:rsid="01fbf38b" officeooo:paragraph-rsid="01fbf38b" fo:background-color="#ffffff" style:font-size-asian="25pt" style:font-weight-asian="normal" style:font-size-complex="25pt" style:font-weight-complex="normal"/>
    </style:style>
    <style:style style:name="P44" style:family="paragraph" style:parent-style-name="Standard">
      <style:text-properties fo:color="#000000" style:font-name="Arial" fo:font-size="25pt" fo:font-weight="normal" officeooo:rsid="01fcc04f" officeooo:paragraph-rsid="01fcc04f" fo:background-color="#ffffff" style:font-size-asian="25pt" style:font-weight-asian="normal" style:font-size-complex="25pt" style:font-weight-complex="normal"/>
    </style:style>
    <style:style style:name="P45" style:family="paragraph" style:parent-style-name="Standard">
      <style:text-properties fo:color="#000000" style:font-name="Arial" fo:font-size="25pt" fo:font-weight="normal" officeooo:rsid="024e67e1" officeooo:paragraph-rsid="024e67e1" fo:background-color="#ffffff" style:font-size-asian="25pt" style:font-weight-asian="normal" style:font-size-complex="25pt" style:font-weight-complex="normal"/>
    </style:style>
    <style:style style:name="P46" style:family="paragraph" style:parent-style-name="Standard">
      <style:text-properties fo:color="#000000" style:font-name="Arial" fo:font-size="25pt" fo:font-weight="normal" officeooo:rsid="02520cb0" officeooo:paragraph-rsid="02520cb0" fo:background-color="#ffffff" style:font-size-asian="25pt" style:font-weight-asian="normal" style:font-size-complex="25pt" style:font-weight-complex="normal"/>
    </style:style>
    <style:style style:name="P47" style:family="paragraph" style:parent-style-name="Standard">
      <style:text-properties fo:color="#000000" style:font-name="Arial" fo:font-size="25pt" fo:font-weight="normal" officeooo:rsid="0256adf5" officeooo:paragraph-rsid="0256adf5" fo:background-color="#ffffff" style:font-size-asian="25pt" style:font-weight-asian="normal" style:font-size-complex="25pt" style:font-weight-complex="normal"/>
    </style:style>
    <style:style style:name="P48" style:family="paragraph" style:parent-style-name="Standard">
      <style:text-properties fo:color="#000000" style:font-name="Arial" fo:font-size="25pt" fo:font-weight="normal" officeooo:rsid="02585294" officeooo:paragraph-rsid="02585294" fo:background-color="#ffffff" style:font-size-asian="25pt" style:font-weight-asian="normal" style:font-size-complex="25pt" style:font-weight-complex="normal"/>
    </style:style>
    <style:style style:name="P49" style:family="paragraph" style:parent-style-name="Standard">
      <style:text-properties fo:color="#000000" style:font-name="Arial" fo:font-size="25pt" fo:font-weight="normal" officeooo:rsid="01b7c9a4" officeooo:paragraph-rsid="01b7c9a4" fo:background-color="#ffffff" style:font-size-asian="25pt" style:font-weight-asian="normal" style:font-size-complex="25pt" style:font-weight-complex="normal"/>
    </style:style>
    <style:style style:name="P50" style:family="paragraph" style:parent-style-name="Standard">
      <style:text-properties fo:color="#000000" style:font-name="Arial" fo:font-size="25pt" fo:font-weight="normal" officeooo:rsid="01b7d91a" officeooo:paragraph-rsid="01b7c9a4" fo:background-color="#ffffff" style:font-size-asian="25pt" style:font-weight-asian="normal" style:font-size-complex="25pt" style:font-weight-complex="normal"/>
    </style:style>
    <style:style style:name="P51" style:family="paragraph" style:parent-style-name="Standard">
      <style:text-properties fo:color="#000000" style:font-name="Arial" fo:font-size="25pt" fo:font-weight="normal" officeooo:rsid="01b7d91a" officeooo:paragraph-rsid="01b7d91a" fo:background-color="#ffffff" style:font-size-asian="25pt" style:font-weight-asian="normal" style:font-size-complex="25pt" style:font-weight-complex="normal"/>
    </style:style>
    <style:style style:name="P52" style:family="paragraph" style:parent-style-name="Standard">
      <style:text-properties fo:color="#000000" style:font-name="Arial" fo:font-size="25pt" fo:font-weight="normal" officeooo:rsid="01b8fbd0" officeooo:paragraph-rsid="01b8fbd0" fo:background-color="#ffffff" style:font-size-asian="25pt" style:font-weight-asian="normal" style:font-size-complex="25pt" style:font-weight-complex="normal"/>
    </style:style>
    <style:style style:name="P53" style:family="paragraph" style:parent-style-name="Standard">
      <style:text-properties fo:color="#000000" style:font-name="Arial" fo:font-size="25pt" fo:font-weight="normal" officeooo:rsid="002aa971" officeooo:paragraph-rsid="01b8fbd0" fo:background-color="#ffffff" style:font-size-asian="25pt" style:font-weight-asian="normal" style:font-size-complex="25pt" style:font-weight-complex="normal"/>
    </style:style>
    <style:style style:name="P54" style:family="paragraph" style:parent-style-name="Standard">
      <style:text-properties fo:color="#000000" style:font-name="Arial" fo:font-size="25pt" fo:font-weight="normal" officeooo:rsid="0288681e" officeooo:paragraph-rsid="0288681e" fo:background-color="#ffffff" style:font-size-asian="25pt" style:font-weight-asian="normal" style:font-size-complex="25pt" style:font-weight-complex="normal"/>
    </style:style>
    <style:style style:name="P55" style:family="paragraph" style:parent-style-name="Standard">
      <style:text-properties fo:color="#000000" style:font-name="Arial" fo:font-size="25pt" officeooo:paragraph-rsid="001effae" fo:background-color="#ffffff" style:font-size-asian="25pt" style:font-size-complex="25pt"/>
    </style:style>
    <style:style style:name="P56" style:family="paragraph" style:parent-style-name="Standard">
      <style:paragraph-properties fo:text-align="start" style:justify-single-word="false"/>
      <style:text-properties fo:color="#000000" style:font-name="Arial" fo:font-size="25pt" officeooo:paragraph-rsid="001effae" fo:background-color="#ffffff" style:font-size-asian="25pt" style:font-size-complex="25pt"/>
    </style:style>
    <style:style style:name="P57" style:family="paragraph" style:parent-style-name="Standard">
      <style:text-properties fo:color="#000000" style:font-name="Arial" fo:font-size="25pt" officeooo:paragraph-rsid="001fe858" fo:background-color="#ffffff" style:font-size-asian="25pt" style:font-size-complex="25pt"/>
    </style:style>
    <style:style style:name="P58" style:family="paragraph" style:parent-style-name="Standard">
      <style:text-properties fo:color="#000000" style:font-name="Arial" fo:font-size="25pt" officeooo:paragraph-rsid="0020f71b" fo:background-color="#ffffff" style:font-size-asian="25pt" style:font-size-complex="25pt"/>
    </style:style>
    <style:style style:name="P59" style:family="paragraph" style:parent-style-name="Standard">
      <style:text-properties fo:color="#000000" style:font-name="Arial" fo:font-size="25pt" officeooo:rsid="0022eab8" officeooo:paragraph-rsid="01e7cc27" fo:background-color="#ffffff" style:font-size-asian="25pt" style:font-size-complex="25pt"/>
    </style:style>
    <style:style style:name="P60" style:family="paragraph" style:parent-style-name="Standard">
      <style:text-properties fo:color="#000000" style:font-name="Arial" fo:font-size="25pt" officeooo:paragraph-rsid="0022eab8" fo:background-color="#ffffff" style:font-size-asian="25pt" style:font-size-complex="25pt"/>
    </style:style>
    <style:style style:name="P61" style:family="paragraph" style:parent-style-name="Standard">
      <style:text-properties fo:color="#000000" style:font-name="Arial" fo:font-size="25pt" officeooo:rsid="01fbf38b" officeooo:paragraph-rsid="01fbf38b" fo:background-color="#ffffff" style:font-size-asian="25pt" style:font-size-complex="25pt"/>
    </style:style>
    <style:style style:name="P62" style:family="paragraph" style:parent-style-name="Standard">
      <style:text-properties fo:color="#000000" style:font-name="Arial" fo:font-size="25pt" officeooo:paragraph-rsid="01edc90b" fo:background-color="#ffffff" style:font-size-asian="25pt" style:font-size-complex="25pt"/>
    </style:style>
    <style:style style:name="P63" style:family="paragraph" style:parent-style-name="Standard">
      <style:text-properties fo:color="#000000" style:font-name="Arial" fo:font-size="25pt" officeooo:rsid="01b7c9a4" officeooo:paragraph-rsid="01b7c9a4" fo:background-color="#ffffff" style:font-size-asian="25pt" style:font-size-complex="25pt"/>
    </style:style>
    <style:style style:name="P64" style:family="paragraph" style:parent-style-name="Standard">
      <style:text-properties fo:color="#000000" style:font-name="Arial" fo:font-size="25pt" officeooo:rsid="01ba0c34" officeooo:paragraph-rsid="01ba0c34" fo:background-color="#ffffff" style:font-size-asian="25pt" style:font-size-complex="25pt"/>
    </style:style>
    <style:style style:name="P65" style:family="paragraph" style:parent-style-name="Standard">
      <style:text-properties fo:color="#000000" style:font-name="Arial" fo:font-size="25pt" officeooo:rsid="01b8fbd0" officeooo:paragraph-rsid="01b8fbd0" fo:background-color="#ffffff" style:font-size-asian="25pt" style:font-size-complex="25pt"/>
    </style:style>
    <style:style style:name="P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25pt" fo:font-weight="normal" officeooo:rsid="01484aa9" officeooo:paragraph-rsid="010d41c3" fo:background-color="#ffffff" style:font-size-asian="25pt" style:font-weight-asian="normal" style:font-size-complex="25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ffae" style:font-weight-asian="normal" style:font-weight-complex="normal"/>
    </style:style>
    <style:style style:name="T3" style:family="text">
      <style:text-properties fo:font-weight="normal" officeooo:rsid="001fe858" style:font-weight-asian="normal" style:font-weight-complex="normal"/>
    </style:style>
    <style:style style:name="T4" style:family="text">
      <style:text-properties fo:font-weight="normal" officeooo:rsid="0020f71b" style:font-weight-asian="normal" style:font-weight-complex="normal"/>
    </style:style>
    <style:style style:name="T5" style:family="text">
      <style:text-properties fo:font-weight="normal" officeooo:rsid="0022eab8" style:font-weight-asian="normal" style:font-weight-complex="normal"/>
    </style:style>
    <style:style style:name="T6" style:family="text">
      <style:text-properties fo:font-weight="normal" officeooo:rsid="00383bd1" style:font-weight-asian="normal" style:font-weight-complex="normal"/>
    </style:style>
    <style:style style:name="T7" style:family="text">
      <style:text-properties fo:font-weight="normal" officeooo:rsid="0039cac6" style:font-weight-asian="normal" style:font-weight-complex="normal"/>
    </style:style>
    <style:style style:name="T8" style:family="text">
      <style:text-properties fo:font-weight="normal" officeooo:rsid="0040dab1" style:font-weight-asian="normal" style:font-weight-complex="normal"/>
    </style:style>
    <style:style style:name="T9" style:family="text">
      <style:text-properties fo:font-weight="normal" officeooo:rsid="00434668" style:font-weight-asian="normal" style:font-weight-complex="normal"/>
    </style:style>
    <style:style style:name="T10" style:family="text">
      <style:text-properties fo:font-weight="normal" officeooo:rsid="00f15beb" style:font-weight-asian="normal" style:font-weight-complex="normal"/>
    </style:style>
    <style:style style:name="T11" style:family="text">
      <style:text-properties fo:font-weight="normal" officeooo:rsid="00f30533" style:font-weight-asian="normal" style:font-weight-complex="normal"/>
    </style:style>
    <style:style style:name="T12" style:family="text">
      <style:text-properties fo:font-weight="normal" officeooo:rsid="00f59ade" style:font-weight-asian="normal" style:font-weight-complex="normal"/>
    </style:style>
    <style:style style:name="T13" style:family="text">
      <style:text-properties fo:font-weight="normal" officeooo:rsid="00f6b599" style:font-weight-asian="normal" style:font-weight-complex="normal"/>
    </style:style>
    <style:style style:name="T14" style:family="text">
      <style:text-properties fo:font-weight="normal" officeooo:rsid="018a7333" style:font-weight-asian="normal" style:font-weight-complex="normal"/>
    </style:style>
    <style:style style:name="T15" style:family="text">
      <style:text-properties fo:font-weight="normal" officeooo:rsid="018db812" style:font-weight-asian="normal" style:font-weight-complex="normal"/>
    </style:style>
    <style:style style:name="T16" style:family="text">
      <style:text-properties fo:font-weight="normal" officeooo:rsid="01a105f1" style:font-weight-asian="normal" style:font-weight-complex="normal"/>
    </style:style>
    <style:style style:name="T17" style:family="text">
      <style:text-properties fo:font-weight="normal" officeooo:rsid="01a624c6" style:font-weight-asian="normal" style:font-weight-complex="normal"/>
    </style:style>
    <style:style style:name="T18" style:family="text">
      <style:text-properties fo:font-weight="normal" officeooo:rsid="01a81808" style:font-weight-asian="normal" style:font-weight-complex="normal"/>
    </style:style>
    <style:style style:name="T19" style:family="text">
      <style:text-properties fo:font-weight="normal" officeooo:rsid="01a838fb" style:font-weight-asian="normal" style:font-weight-complex="normal"/>
    </style:style>
    <style:style style:name="T20" style:family="text">
      <style:text-properties fo:font-weight="normal" officeooo:rsid="01ae10e3" style:font-weight-asian="normal" style:font-weight-complex="normal"/>
    </style:style>
    <style:style style:name="T21" style:family="text">
      <style:text-properties fo:font-weight="normal" officeooo:rsid="01af6f04" style:font-weight-asian="normal" style:font-weight-complex="normal"/>
    </style:style>
    <style:style style:name="T22" style:family="text">
      <style:text-properties fo:font-weight="normal" officeooo:rsid="01af7296" style:font-weight-asian="normal" style:font-weight-complex="normal"/>
    </style:style>
    <style:style style:name="T23" style:family="text">
      <style:text-properties fo:font-weight="normal" officeooo:rsid="01b03224" style:font-weight-asian="normal" style:font-weight-complex="normal"/>
    </style:style>
    <style:style style:name="T24" style:family="text">
      <style:text-properties fo:font-weight="normal" officeooo:rsid="01b1d709" style:font-weight-asian="normal" style:font-weight-complex="normal"/>
    </style:style>
    <style:style style:name="T25" style:family="text">
      <style:text-properties fo:font-weight="normal" officeooo:rsid="01b3247b" style:font-weight-asian="normal" style:font-weight-complex="normal"/>
    </style:style>
    <style:style style:name="T26" style:family="text">
      <style:text-properties fo:font-weight="normal" officeooo:rsid="01b4f2ec" style:font-weight-asian="normal" style:font-weight-complex="normal"/>
    </style:style>
    <style:style style:name="T27" style:family="text">
      <style:text-properties fo:font-weight="normal" officeooo:rsid="01b6603a" style:font-weight-asian="normal" style:font-weight-complex="normal"/>
    </style:style>
    <style:style style:name="T28" style:family="text">
      <style:text-properties fo:font-weight="normal" officeooo:rsid="01b7c9a4" style:font-weight-asian="normal" style:font-weight-complex="normal"/>
    </style:style>
    <style:style style:name="T29" style:family="text">
      <style:text-properties fo:font-weight="normal" officeooo:rsid="01b7d91a" style:font-weight-asian="normal" style:font-weight-complex="normal"/>
    </style:style>
    <style:style style:name="T30" style:family="text">
      <style:text-properties fo:font-weight="normal" officeooo:rsid="01c79655" style:font-weight-asian="normal" style:font-weight-complex="normal"/>
    </style:style>
    <style:style style:name="T31" style:family="text">
      <style:text-properties fo:font-weight="normal" officeooo:rsid="01c95414" style:font-weight-asian="normal" style:font-weight-complex="normal"/>
    </style:style>
    <style:style style:name="T32" style:family="text">
      <style:text-properties fo:font-weight="normal" officeooo:rsid="01c966ab" style:font-weight-asian="normal" style:font-weight-complex="normal"/>
    </style:style>
    <style:style style:name="T33" style:family="text">
      <style:text-properties fo:font-weight="normal" officeooo:rsid="01cebeaa" style:font-weight-asian="normal" style:font-weight-complex="normal"/>
    </style:style>
    <style:style style:name="T34" style:family="text">
      <style:text-properties fo:font-weight="normal" officeooo:rsid="01cf3dd0" style:font-weight-asian="normal" style:font-weight-complex="normal"/>
    </style:style>
    <style:style style:name="T35" style:family="text">
      <style:text-properties fo:font-weight="normal" officeooo:rsid="01cf8a1c" style:font-weight-asian="normal" style:font-weight-complex="normal"/>
    </style:style>
    <style:style style:name="T36" style:family="text">
      <style:text-properties fo:font-weight="normal" officeooo:rsid="01d12984" style:font-weight-asian="normal" style:font-weight-complex="normal"/>
    </style:style>
    <style:style style:name="T37" style:family="text">
      <style:text-properties fo:font-weight="normal" officeooo:rsid="01d3b9b1" style:font-weight-asian="normal" style:font-weight-complex="normal"/>
    </style:style>
    <style:style style:name="T38" style:family="text">
      <style:text-properties fo:font-weight="normal" officeooo:rsid="01d4bd1e" style:font-weight-asian="normal" style:font-weight-complex="normal"/>
    </style:style>
    <style:style style:name="T39" style:family="text">
      <style:text-properties fo:font-weight="normal" officeooo:rsid="01d950ed" style:font-weight-asian="normal" style:font-weight-complex="normal"/>
    </style:style>
    <style:style style:name="T40" style:family="text">
      <style:text-properties fo:font-weight="normal" officeooo:rsid="01db2b6b" style:font-weight-asian="normal" style:font-weight-complex="normal"/>
    </style:style>
    <style:style style:name="T41" style:family="text">
      <style:text-properties fo:font-weight="normal" officeooo:rsid="01e49955" style:font-weight-asian="normal" style:font-weight-complex="normal"/>
    </style:style>
    <style:style style:name="T42" style:family="text">
      <style:text-properties fo:font-weight="normal" officeooo:rsid="01e4f631" style:font-weight-asian="normal" style:font-weight-complex="normal"/>
    </style:style>
    <style:style style:name="T43" style:family="text">
      <style:text-properties fo:font-weight="normal" officeooo:rsid="01e68c59" style:font-weight-asian="normal" style:font-weight-complex="normal"/>
    </style:style>
    <style:style style:name="T44" style:family="text">
      <style:text-properties fo:font-weight="normal" officeooo:rsid="01e943c2" style:font-weight-asian="normal" style:font-weight-complex="normal"/>
    </style:style>
    <style:style style:name="T45" style:family="text">
      <style:text-properties fo:font-weight="normal" officeooo:rsid="01ea97d0" style:font-weight-asian="normal" style:font-weight-complex="normal"/>
    </style:style>
    <style:style style:name="T46" style:family="text">
      <style:text-properties fo:font-weight="normal" officeooo:rsid="01ebf121" style:font-weight-asian="normal" style:font-weight-complex="normal"/>
    </style:style>
    <style:style style:name="T47" style:family="text">
      <style:text-properties fo:font-weight="normal" officeooo:rsid="01edb61a" style:font-weight-asian="normal" style:font-weight-complex="normal"/>
    </style:style>
    <style:style style:name="T48" style:family="text">
      <style:text-properties fo:font-weight="normal" officeooo:rsid="01f0e3e2" style:font-weight-asian="normal" style:font-weight-complex="normal"/>
    </style:style>
    <style:style style:name="T49" style:family="text">
      <style:text-properties fo:font-weight="normal" officeooo:rsid="01fb7946" style:font-weight-asian="normal" style:font-weight-complex="normal"/>
    </style:style>
    <style:style style:name="T50" style:family="text">
      <style:text-properties fo:font-weight="normal" officeooo:rsid="021130e1" style:font-weight-asian="normal" style:font-weight-complex="normal"/>
    </style:style>
    <style:style style:name="T51" style:family="text">
      <style:text-properties fo:font-weight="normal" officeooo:rsid="0211d532" style:font-weight-asian="normal" style:font-weight-complex="normal"/>
    </style:style>
    <style:style style:name="T52" style:family="text">
      <style:text-properties fo:font-weight="normal" officeooo:rsid="02129bcf" style:font-weight-asian="normal" style:font-weight-complex="normal"/>
    </style:style>
    <style:style style:name="T53" style:family="text">
      <style:text-properties fo:font-weight="normal" officeooo:rsid="0212c240" style:font-weight-asian="normal" style:font-weight-complex="normal"/>
    </style:style>
    <style:style style:name="T54" style:family="text">
      <style:text-properties fo:font-weight="normal" officeooo:rsid="0214a905" style:font-weight-asian="normal" style:font-weight-complex="normal"/>
    </style:style>
    <style:style style:name="T55" style:family="text">
      <style:text-properties fo:font-weight="normal" officeooo:rsid="0215debd" style:font-weight-asian="normal" style:font-weight-complex="normal"/>
    </style:style>
    <style:style style:name="T56" style:family="text">
      <style:text-properties fo:font-weight="normal" officeooo:rsid="021ae748" style:font-weight-asian="normal" style:font-weight-complex="normal"/>
    </style:style>
    <style:style style:name="T57" style:family="text">
      <style:text-properties fo:font-weight="normal" officeooo:rsid="021c711e" style:font-weight-asian="normal" style:font-weight-complex="normal"/>
    </style:style>
    <style:style style:name="T58" style:family="text">
      <style:text-properties fo:font-weight="normal" officeooo:rsid="021db381" style:font-weight-asian="normal" style:font-weight-complex="normal"/>
    </style:style>
    <style:style style:name="T59" style:family="text">
      <style:text-properties fo:font-weight="normal" officeooo:rsid="021e42bd" style:font-weight-asian="normal" style:font-weight-complex="normal"/>
    </style:style>
    <style:style style:name="T60" style:family="text">
      <style:text-properties fo:font-weight="normal" officeooo:rsid="021f6467" style:font-weight-asian="normal" style:font-weight-complex="normal"/>
    </style:style>
    <style:style style:name="T61" style:family="text">
      <style:text-properties fo:font-weight="normal" officeooo:rsid="022777c8" style:font-weight-asian="normal" style:font-weight-complex="normal"/>
    </style:style>
    <style:style style:name="T62" style:family="text">
      <style:text-properties fo:font-weight="normal" officeooo:rsid="0228ab28" style:font-weight-asian="normal" style:font-weight-complex="normal"/>
    </style:style>
    <style:style style:name="T63" style:family="text">
      <style:text-properties fo:font-weight="normal" officeooo:rsid="02291edb" style:font-weight-asian="normal" style:font-weight-complex="normal"/>
    </style:style>
    <style:style style:name="T64" style:family="text">
      <style:text-properties fo:font-weight="normal" officeooo:rsid="02298716" style:font-weight-asian="normal" style:font-weight-complex="normal"/>
    </style:style>
    <style:style style:name="T65" style:family="text">
      <style:text-properties fo:font-weight="normal" officeooo:rsid="022c587a" style:font-weight-asian="normal" style:font-weight-complex="normal"/>
    </style:style>
    <style:style style:name="T66" style:family="text">
      <style:text-properties fo:font-weight="normal" officeooo:rsid="022d517f" style:font-weight-asian="normal" style:font-weight-complex="normal"/>
    </style:style>
    <style:style style:name="T67" style:family="text">
      <style:text-properties fo:font-weight="normal" officeooo:rsid="0230b368" style:font-weight-asian="normal" style:font-weight-complex="normal"/>
    </style:style>
    <style:style style:name="T68" style:family="text">
      <style:text-properties fo:font-weight="normal" officeooo:rsid="0232f8cc" style:font-weight-asian="normal" style:font-weight-complex="normal"/>
    </style:style>
    <style:style style:name="T69" style:family="text">
      <style:text-properties fo:font-weight="normal" officeooo:rsid="0233a9f7" style:font-weight-asian="normal" style:font-weight-complex="normal"/>
    </style:style>
    <style:style style:name="T70" style:family="text">
      <style:text-properties fo:font-weight="normal" officeooo:rsid="02340a52" style:font-weight-asian="normal" style:font-weight-complex="normal"/>
    </style:style>
    <style:style style:name="T71" style:family="text">
      <style:text-properties fo:font-weight="normal" officeooo:rsid="0235e950" style:font-weight-asian="normal" style:font-weight-complex="normal"/>
    </style:style>
    <style:style style:name="T72" style:family="text">
      <style:text-properties fo:font-weight="normal" officeooo:rsid="023cdf3e" style:font-weight-asian="normal" style:font-weight-complex="normal"/>
    </style:style>
    <style:style style:name="T73" style:family="text">
      <style:text-properties fo:font-weight="normal" officeooo:rsid="023e6c31" style:font-weight-asian="normal" style:font-weight-complex="normal"/>
    </style:style>
    <style:style style:name="T74" style:family="text">
      <style:text-properties fo:font-weight="normal" officeooo:rsid="024003b6" style:font-weight-asian="normal" style:font-weight-complex="normal"/>
    </style:style>
    <style:style style:name="T75" style:family="text">
      <style:text-properties fo:font-weight="normal" officeooo:rsid="02416c87" style:font-weight-asian="normal" style:font-weight-complex="normal"/>
    </style:style>
    <style:style style:name="T76" style:family="text">
      <style:text-properties fo:font-weight="normal" officeooo:rsid="02416d76" style:font-weight-asian="normal" style:font-weight-complex="normal"/>
    </style:style>
    <style:style style:name="T77" style:family="text">
      <style:text-properties fo:font-weight="normal" officeooo:rsid="024335aa" style:font-weight-asian="normal" style:font-weight-complex="normal"/>
    </style:style>
    <style:style style:name="T78" style:family="text">
      <style:text-properties fo:font-weight="normal" officeooo:rsid="02450968" style:font-weight-asian="normal" style:font-weight-complex="normal"/>
    </style:style>
    <style:style style:name="T79" style:family="text">
      <style:text-properties fo:font-weight="normal" officeooo:rsid="0259c999" style:font-weight-asian="normal" style:font-weight-complex="normal"/>
    </style:style>
    <style:style style:name="T80" style:family="text">
      <style:text-properties fo:font-weight="normal" officeooo:rsid="025b3f80" style:font-weight-asian="normal" style:font-weight-complex="normal"/>
    </style:style>
    <style:style style:name="T81" style:family="text">
      <style:text-properties fo:font-weight="normal" officeooo:rsid="025f380d" style:font-weight-asian="normal" style:font-weight-complex="normal"/>
    </style:style>
    <style:style style:name="T82" style:family="text">
      <style:text-properties fo:font-weight="normal" officeooo:rsid="0262ea9b" style:font-weight-asian="normal" style:font-weight-complex="normal"/>
    </style:style>
    <style:style style:name="T83" style:family="text">
      <style:text-properties fo:font-weight="normal" officeooo:rsid="02644a31" style:font-weight-asian="normal" style:font-weight-complex="normal"/>
    </style:style>
    <style:style style:name="T84" style:family="text">
      <style:text-properties fo:font-weight="normal" officeooo:rsid="0265fd14" style:font-weight-asian="normal" style:font-weight-complex="normal"/>
    </style:style>
    <style:style style:name="T85" style:family="text">
      <style:text-properties fo:font-weight="normal" officeooo:rsid="02677fc6" style:font-weight-asian="normal" style:font-weight-complex="normal"/>
    </style:style>
    <style:style style:name="T86" style:family="text">
      <style:text-properties fo:font-weight="normal" officeooo:rsid="0268b710" style:font-weight-asian="normal" style:font-weight-complex="normal"/>
    </style:style>
    <style:style style:name="T87" style:family="text">
      <style:text-properties fo:font-weight="normal" officeooo:rsid="026a7c63" style:font-weight-asian="normal" style:font-weight-complex="normal"/>
    </style:style>
    <style:style style:name="T88" style:family="text">
      <style:text-properties fo:font-weight="normal" officeooo:rsid="026b4bf7" style:font-weight-asian="normal" style:font-weight-complex="normal"/>
    </style:style>
    <style:style style:name="T89" style:family="text">
      <style:text-properties fo:font-weight="normal" officeooo:rsid="026d0d5c" style:font-weight-asian="normal" style:font-weight-complex="normal"/>
    </style:style>
    <style:style style:name="T90" style:family="text">
      <style:text-properties fo:font-weight="normal" officeooo:rsid="026e5053" style:font-weight-asian="normal" style:font-weight-complex="normal"/>
    </style:style>
    <style:style style:name="T91" style:family="text">
      <style:text-properties fo:font-weight="normal" officeooo:rsid="026ea6b1" style:font-weight-asian="normal" style:font-weight-complex="normal"/>
    </style:style>
    <style:style style:name="T92" style:family="text">
      <style:text-properties fo:font-weight="normal" officeooo:rsid="02705643" style:font-weight-asian="normal" style:font-weight-complex="normal"/>
    </style:style>
    <style:style style:name="T93" style:family="text">
      <style:text-properties fo:font-weight="normal" officeooo:rsid="0270a4be" style:font-weight-asian="normal" style:font-weight-complex="normal"/>
    </style:style>
    <style:style style:name="T94" style:family="text">
      <style:text-properties fo:font-weight="normal" officeooo:rsid="02758267" style:font-weight-asian="normal" style:font-weight-complex="normal"/>
    </style:style>
    <style:style style:name="T95" style:family="text">
      <style:text-properties fo:font-weight="normal" officeooo:rsid="027bcf23" style:font-weight-asian="normal" style:font-weight-complex="normal"/>
    </style:style>
    <style:style style:name="T96" style:family="text">
      <style:text-properties fo:font-weight="normal" officeooo:rsid="027c5299" style:font-weight-asian="normal" style:font-weight-complex="normal"/>
    </style:style>
    <style:style style:name="T97" style:family="text">
      <style:text-properties fo:font-weight="normal" officeooo:rsid="027d63ea" style:font-weight-asian="normal" style:font-weight-complex="normal"/>
    </style:style>
    <style:style style:name="T98" style:family="text">
      <style:text-properties fo:font-weight="normal" officeooo:rsid="027ee640" style:font-weight-asian="normal" style:font-weight-complex="normal"/>
    </style:style>
    <style:style style:name="T99" style:family="text">
      <style:text-properties fo:font-weight="normal" officeooo:rsid="027f1b09" style:font-weight-asian="normal" style:font-weight-complex="normal"/>
    </style:style>
    <style:style style:name="T100" style:family="text">
      <style:text-properties fo:font-weight="normal" officeooo:rsid="0282663c" style:font-weight-asian="normal" style:font-weight-complex="normal"/>
    </style:style>
    <style:style style:name="T101" style:family="text">
      <style:text-properties fo:font-weight="normal" officeooo:rsid="02837408" style:font-weight-asian="normal" style:font-weight-complex="normal"/>
    </style:style>
    <style:style style:name="T102" style:family="text">
      <style:text-properties officeooo:rsid="0040b33a"/>
    </style:style>
    <style:style style:name="T103" style:family="text">
      <style:text-properties officeooo:rsid="0041a558"/>
    </style:style>
    <style:style style:name="T104" style:family="text">
      <style:text-properties officeooo:rsid="00430997"/>
    </style:style>
    <style:style style:name="T105" style:family="text">
      <style:text-properties officeooo:rsid="004b5371"/>
    </style:style>
    <style:style style:name="T106" style:family="text">
      <style:text-properties officeooo:rsid="004eea7c"/>
    </style:style>
    <style:style style:name="T107" style:family="text">
      <style:text-properties officeooo:rsid="00507271"/>
    </style:style>
    <style:style style:name="T108" style:family="text">
      <style:text-properties officeooo:rsid="005f5f26"/>
    </style:style>
    <style:style style:name="T109" style:family="text">
      <style:text-properties fo:font-weight="bold" style:font-weight-asian="bold" style:font-weight-complex="bold"/>
    </style:style>
    <style:style style:name="T110" style:family="text">
      <style:text-properties fo:font-weight="bold" officeooo:rsid="012dec58" style:font-weight-asian="bold" style:font-weight-complex="bold"/>
    </style:style>
    <style:style style:name="T111" style:family="text">
      <style:text-properties officeooo:rsid="00f37599"/>
    </style:style>
    <style:style style:name="T112" style:family="text">
      <style:text-properties officeooo:rsid="012dec58"/>
    </style:style>
    <style:style style:name="T113" style:family="text">
      <style:text-properties officeooo:rsid="013a3875"/>
    </style:style>
    <style:style style:name="T114" style:family="text">
      <style:text-properties officeooo:rsid="013dd7b7"/>
    </style:style>
    <style:style style:name="T115" style:family="text">
      <style:text-properties officeooo:rsid="01433241"/>
    </style:style>
    <style:style style:name="T116" style:family="text">
      <style:text-properties officeooo:rsid="0152f62d"/>
    </style:style>
    <style:style style:name="T117" style:family="text">
      <style:text-properties officeooo:rsid="01557bbc"/>
    </style:style>
    <style:style style:name="T118" style:family="text">
      <style:text-properties officeooo:rsid="01589ff0"/>
    </style:style>
    <style:style style:name="T119" style:family="text">
      <style:text-properties officeooo:rsid="015a6cba"/>
    </style:style>
    <style:style style:name="T120" style:family="text">
      <style:text-properties officeooo:rsid="016778b9"/>
    </style:style>
    <style:style style:name="T121" style:family="text">
      <style:text-properties officeooo:rsid="0168b023"/>
    </style:style>
    <style:style style:name="T122" style:family="text">
      <style:text-properties officeooo:rsid="016c8951"/>
    </style:style>
    <style:style style:name="T123" style:family="text">
      <style:text-properties officeooo:rsid="01751468"/>
    </style:style>
    <style:style style:name="T124" style:family="text">
      <style:text-properties officeooo:rsid="0175b47d"/>
    </style:style>
    <style:style style:name="T125" style:family="text">
      <style:text-properties officeooo:rsid="017785b4"/>
    </style:style>
    <style:style style:name="T126" style:family="text">
      <style:text-properties officeooo:rsid="017b0188"/>
    </style:style>
    <style:style style:name="T127" style:family="text">
      <style:text-properties officeooo:rsid="017d07d6"/>
    </style:style>
    <style:style style:name="T128" style:family="text">
      <style:text-properties officeooo:rsid="018476fb"/>
    </style:style>
    <style:style style:name="T129" style:family="text">
      <style:text-properties officeooo:rsid="0187f399"/>
    </style:style>
    <style:style style:name="T130" style:family="text">
      <style:text-properties officeooo:rsid="0188c20f"/>
    </style:style>
    <style:style style:name="T131" style:family="text">
      <style:text-properties officeooo:rsid="018a7333"/>
    </style:style>
    <style:style style:name="T132" style:family="text">
      <style:text-properties officeooo:rsid="01a624c6"/>
    </style:style>
    <style:style style:name="T133" style:family="text">
      <style:text-properties officeooo:rsid="01c42bc1"/>
    </style:style>
    <style:style style:name="T134" style:family="text">
      <style:text-properties officeooo:rsid="01c73563"/>
    </style:style>
    <style:style style:name="T135" style:family="text">
      <style:text-properties officeooo:rsid="01ccdab4"/>
    </style:style>
    <style:style style:name="T136" style:family="text">
      <style:text-properties officeooo:rsid="01cd602a"/>
    </style:style>
    <style:style style:name="T137" style:family="text">
      <style:text-properties officeooo:rsid="01d2feda"/>
    </style:style>
    <style:style style:name="T138" style:family="text">
      <style:text-properties officeooo:rsid="01d6502c"/>
    </style:style>
    <style:style style:name="T139" style:family="text">
      <style:text-properties officeooo:rsid="01e16021"/>
    </style:style>
    <style:style style:name="T140" style:family="text">
      <style:text-properties officeooo:rsid="01e892e9"/>
    </style:style>
    <style:style style:name="T141" style:family="text">
      <style:text-properties officeooo:rsid="01efa569"/>
    </style:style>
    <style:style style:name="T142" style:family="text">
      <style:text-properties officeooo:rsid="01f9e97a"/>
    </style:style>
    <style:style style:name="T143" style:family="text">
      <style:text-properties officeooo:rsid="01fb7946"/>
    </style:style>
    <style:style style:name="T144" style:family="text">
      <style:text-properties officeooo:rsid="0202eb08"/>
    </style:style>
    <style:style style:name="T145" style:family="text">
      <style:text-properties officeooo:rsid="0205c5e3"/>
    </style:style>
    <style:style style:name="T146" style:family="text">
      <style:text-properties officeooo:rsid="0206c6d9"/>
    </style:style>
    <style:style style:name="T147" style:family="text">
      <style:text-properties officeooo:rsid="020848dc"/>
    </style:style>
    <style:style style:name="T148" style:family="text">
      <style:text-properties officeooo:rsid="020b0587"/>
    </style:style>
    <style:style style:name="T149" style:family="text">
      <style:text-properties officeooo:rsid="020cd52d"/>
    </style:style>
    <style:style style:name="T150" style:family="text">
      <style:text-properties officeooo:rsid="021130e1"/>
    </style:style>
    <style:style style:name="T151" style:family="text">
      <style:text-properties officeooo:rsid="02187097"/>
    </style:style>
    <style:style style:name="T152" style:family="text">
      <style:text-properties officeooo:rsid="0219e07f"/>
    </style:style>
    <style:style style:name="T153" style:family="text">
      <style:text-properties officeooo:rsid="021ac7ec"/>
    </style:style>
    <style:style style:name="T154" style:family="text">
      <style:text-properties officeooo:rsid="0220ad00"/>
    </style:style>
    <style:style style:name="T155" style:family="text">
      <style:text-properties officeooo:rsid="02298716"/>
    </style:style>
    <style:style style:name="T156" style:family="text">
      <style:text-properties officeooo:rsid="02340a52"/>
    </style:style>
    <style:style style:name="T157" style:family="text">
      <style:text-properties officeooo:rsid="023cdf3e"/>
    </style:style>
    <style:style style:name="T158" style:family="text">
      <style:text-properties officeooo:rsid="0249bc76"/>
    </style:style>
    <style:style style:name="T159" style:family="text">
      <style:text-properties officeooo:rsid="024adc56"/>
    </style:style>
    <style:style style:name="T160" style:family="text">
      <style:text-properties officeooo:rsid="024e67e1"/>
    </style:style>
    <style:style style:name="T161" style:family="text">
      <style:text-properties officeooo:rsid="02503938"/>
    </style:style>
    <style:style style:name="T162" style:family="text">
      <style:text-properties officeooo:rsid="02520cb0"/>
    </style:style>
    <style:style style:name="T163" style:family="text">
      <style:text-properties officeooo:rsid="0253daf6"/>
    </style:style>
    <style:style style:name="T164" style:family="text">
      <style:text-properties officeooo:rsid="025616a3"/>
    </style:style>
    <style:style style:name="T165" style:family="text">
      <style:text-properties officeooo:rsid="0261c7ba"/>
    </style:style>
    <style:style style:name="T166" style:family="text">
      <style:text-properties officeooo:rsid="026351f0"/>
    </style:style>
    <style:style style:name="T167" style:family="text">
      <style:text-properties officeooo:rsid="0273d4c6"/>
    </style:style>
    <style:style style:name="T168" style:family="text">
      <style:text-properties fo:font-style="italic" officeooo:rsid="0273d4c6" style:font-style-asian="italic" style:font-style-complex="italic"/>
    </style:style>
    <style:style style:name="T169" style:family="text">
      <style:text-properties fo:font-style="normal" officeooo:rsid="0273d4c6" style:font-style-asian="normal" style:font-style-complex="normal"/>
    </style:style>
    <style:style style:name="T170" style:family="text">
      <style:text-properties officeooo:rsid="02796c19"/>
    </style:style>
    <style:style style:name="T171" style:family="text">
      <style:text-properties officeooo:rsid="027a19a9"/>
    </style:style>
    <style:style style:name="T172" style:family="text">
      <style:text-properties officeooo:rsid="027bcf23"/>
    </style:style>
    <style:style style:name="T173" style:family="text">
      <style:text-properties officeooo:rsid="027fce45"/>
    </style:style>
    <style:style style:name="T174" style:family="text">
      <style:text-properties officeooo:rsid="0280b2c9"/>
    </style:style>
    <style:style style:name="T175" style:family="text">
      <style:text-properties officeooo:rsid="02815451"/>
    </style:style>
    <style:style style:name="T176" style:family="text">
      <style:text-properties officeooo:rsid="028507b1"/>
    </style:style>
    <style:style style:name="T177" style:family="text">
      <style:text-properties officeooo:rsid="028868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ie Rache</text:p>
      <text:p text:style-name="P13"/>
      <text:p text:style-name="P16">--- Kampagnenbeschreibung:</text:p>
      <text:p text:style-name="P66"/>
      <text:p text:style-name="P16"/>
      <text:p text:style-name="P17"><text:span text:style-name="T113">Es war etwa in der Zeit nach dem Kapou‘e die Wahrheit über das Attentat auf seinen Vater herausfand. Doch unsere Geschichte spielt in den Tückischen Gipfeln, südlich </text:span>vom Schwarzen Fluss, jenseits von allen in Wesnoth bekannten Erzählungen und Sagen<text:span text:style-name="T113">.</text:span></text:p>
      <text:p text:style-name="P18">Trolle waren hier das vorherrschende Volk – Sie hatten die fortschrittlichsten Technologien umgesetzt, noch bevor die südlich lebenden Menschen davon träumten. <text:span text:style-name="T114">Bis in den Norden, nach Wesnoth, drang niemals auch nur eine Kleinigkeit der Geschehnisse im Süden, da alles in allem friedliebend und ohne ausartende Konflikte von Statten ging. Doch König Disgustus I. hatte es bis zum König von Bostim, der Hauptstadt der Menschen, geschafft und es war die Zeit gekommen, in der sich etwas ändern sollte.</text:span></text:p>
      <text:p text:style-name="P18"><text:soft-page-break/></text:p>
      <text:p text:style-name="P54">19 Szenarien, 2 davon dialogbasiert. (1 Szenario ist optional, je nach gewähltem Weg)</text:p>
      <text:p text:style-name="P25"/>
      <text:p text:style-name="P24"/>
      <text:p text:style-name="P22"/>
      <text:p text:style-name="P14">Episode 1: Der Anfang</text:p>
      <text:p text:style-name="P1"/>
      <text:p text:style-name="P4">Ich hole ein bisschen weiter aus, damit ihr auch versteht, was der Ur<text:span text:style-name="T117">sp</text:span>rung allen Übels ist. <text:span text:style-name="T116">Es waren 3 Jahre, in denen die Menschen unter Disgustus dem Ersten keine Probleme bereiteten. Doch es war nur eine Frage der Zeit, wann sich des Machthabers Arroganz und Ignoranz in Problemen widerspiegelten.</text:span></text:p>
      <text:p text:style-name="P5"/>
      <text:p text:style-name="P6">Mein Name ist Tedder. <text:span text:style-name="T118">Es </text:span>spielte sich in <text:span text:style-name="T126">m</text:span>einem friedlich ruhigen Dorf, gelegen <text:span text:style-name="T146">im Süden</text:span> de<text:span text:style-name="T146">r</text:span> Tückischen Gipfel, <text:span text:style-name="T148">nördlich der Menschenstadt Bostim,</text:span> ab<text:span text:style-name="T119">. Es gab sonnige Tage in diesen Zeiten und es gab schlechte Tage, mit Überschwemmungen der Flüsse und Berglawinen, bis hin zu Dürreperioden, </text:span><text:soft-page-break/><text:span text:style-name="T119">deren Stürme den Sand der nordöstlich gelegenen Sandigen Einöde bis hinauf in unsere Bergstädte trugen.</text:span></text:p>
      <text:p text:style-name="P2"/>
      <text:p text:style-name="P3">Du wirst nun eventuell eine Menge von Kriegen, Tag ein und Tag aus, erwarten. Kriegssuchende Trolle in den Bergen, ohne in Streitigkeit mit den Menschen, Zwergen oder Elfen? Aber südlich des Schwarzen Flusses war<text:span text:style-name="T147">en</text:span> es seit <text:span text:style-name="T147">Jahrhunderten die Rasse </text:span>der Trolle <text:span text:style-name="T147">und Stämme </text:span>meiner <text:span text:style-name="T147">Vorahnen</text:span>, die jeglichen Fortschritt in die Wege leiteten.</text:p>
      <text:p text:style-name="P7"/>
      <text:p text:style-name="P7"><text:span text:style-name="T120">Ich verspreche dir, alles und jeder wurde gut behandelt. </text:span>Die einzigen Unruhen, die es weit und breit zu erzählen gab, waren von Überfällen der Wilden <text:span text:style-name="T121">in die zivilisierteren Gebiete der Menschen</text:span> oder ein paar vereinzelte, aufstrebende Orks, <text:span text:style-name="T121">die hingerichtet werden mussten.</text:span></text:p>
      <text:p text:style-name="P7"/>
      <text:p text:style-name="P8">Noch ein <text:span text:style-name="T127">b</text:span>isschen mehr über die schönen Zeiten<text:span text:style-name="T122">. Zu jenen Tagen war es Heerführer und Stammesoberhaupt Uruknorg, der </text:span><text:soft-page-break/><text:span text:style-name="T122">dafür zuständig war, die Kriegsfehden zwischen den Orkstämmen in Grenzen zu halten und die meisten Stammeshäuptlinge unter Kontrolle zu halten.</text:span></text:p>
      <text:p text:style-name="P8"/>
      <text:p text:style-name="P9">Von den im <text:span text:style-name="T123">Wachsamen</text:span> Wald lebenden Wesen, seien es die alten Waldschrate oder die dem Elfenkönig Vasolin unterliegenden Elfen, wurde seit <text:span text:style-name="T123">Ewigkeiten </text:span>nichts mehr gehört. Das Einzige, <text:span text:style-name="T127">das </text:span>man <text:span text:style-name="T123">vom Wald </text:span>mitbekam, waren ein paar <text:span text:style-name="T127">a</text:span>btrünnige <text:span text:style-name="T124">Elfenfürsten</text:span>, die jedoch keine weiteren Probleme bereiteten.</text:p>
      <text:p text:style-name="P9"/>
      <text:p text:style-name="P9">Die Hauptrolle der Menschen spielte sich damals<text:span text:style-name="T125"> </text:span>in <text:span text:style-name="T127">Bostim</text:span> ab. <text:span text:style-name="T149">Es war</text:span> <text:span text:style-name="T127">eine</text:span> <text:span text:style-name="T149">Hauptstadt</text:span>, <text:span text:style-name="T149">ein </text:span>Mittelpunkt allen Handels <text:span text:style-name="T127">und, unter Anderem, Sitz eines jeden Königs der Menschen, momentan Disgustus I. Die Menschen waren seit eh und je in den südlicheren Regionen etwas unterbelichtet, soweit es sich um technologische oder soziale Aspekte und ihre Sprache handelte.</text:span></text:p>
      <text:p text:style-name="P9"/>
      <text:p text:style-name="P10"><text:soft-page-break/>Ein paar Tage bevor meine Geschichte ihren Lauf nahm, wurden wir von Wilden aus den nördlicheren Gebieten unseres Gebirges überfallen – Sie stahlen all unser Gold, während sich die meisten unserer Wächter auf der Jagd befanden. Wäre dieser Teil anders verlaufen, wer weiß, vielleicht hätte <text:span text:style-name="T135">ich mich nie in dieser Lage befunden</text:span>.</text:p>
      <text:p text:style-name="P9"/>
      <text:p text:style-name="P9"><text:span text:style-name="T136">Ein paar wenige Tage nach dem Überfall der Wilden </text:span>war <text:span text:style-name="T105">es soweit. Es regte sich etwas in Bostim. Raben flogen von der Menschenstadt nach Südwesten, in Richtung des Wachsamen Waldes. Glocken läuteten an jenem Morgen.</text:span></text:p>
      <text:p text:style-name="P26"/>
      <text:p text:style-name="P1"><text:span text:style-name="T105">Wir bekamen in unserem von Bergen geschützten Dorf </text:span>den Lärm <text:span text:style-name="T128">aus der Ferne schon</text:span> <text:span text:style-name="T105">seit dem </text:span>Morgen<text:span text:style-name="T105">grauen </text:span>mit. <text:span text:style-name="T105">Ich </text:span>schickte zwei <text:span text:style-name="T105">m</text:span>einer Krieger zur südlichen Grenze der Berge, um herauszufinden, was in <text:span text:style-name="T128">Bostim </text:span>vor sich ging.</text:p>
      <text:p text:style-name="P26"/>
      <text:p text:style-name="P26"><text:soft-page-break/>--- Südlich der Berge <text:span text:style-name="T129">die </text:span>2 Trolle (Namen: Brunt und <text:span text:style-name="T150">Golg</text:span>) - <text:s/><text:span text:style-name="T129">S</text:span>ie sichten Reiter südlich von <text:span text:style-name="T143">Bostim</text:span> kommend</text:p>
      <text:p text:style-name="P26"/>
      <text:p text:style-name="P55"><text:span text:style-name="T2">Brunt: „</text:span>Schau, dort im Süden. Ritter mit dem Wappen <text:span text:style-name="T143">Bostims</text:span>! Ob <text:span text:style-name="T133">s</text:span>ie <text:span text:style-name="T133">eine Nachricht für uns überbringen</text:span>?<text:span text:style-name="T2">“</text:span></text:p>
      <text:p text:style-name="P26"/>
      <text:p text:style-name="P26">--- Die Reiter nähern sich dem Troll <text:span text:style-name="T150">Golg</text:span></text:p>
      <text:p text:style-name="P26"/>
      <text:p text:style-name="P55"><text:span text:style-name="T50">Golg</text:span><text:span text:style-name="T2">: „</text:span>Seid gegrüßt, <text:span text:style-name="T131">Ritter</text:span>! Was geschieht im Süden hinter verschlossenen <text:span text:style-name="T134">Toren</text:span>? Glocken <text:span text:style-name="T129">wurden </text:span>geläutet und...<text:span text:style-name="T2">“</text:span></text:p>
      <text:p text:style-name="P26"/>
      <text:p text:style-name="P26">--- Die Reiter <text:span text:style-name="T106">ermorden</text:span> den Troll <text:span text:style-name="T150">Golg</text:span></text:p>
      <text:p text:style-name="P26"/>
      <text:p text:style-name="P26">--- Troll Brunt flieht nach Norden, zu Tedder in die Festung</text:p>
      <text:p text:style-name="P26"/>
      <text:p text:style-name="P26">--- Die Ritter reiten zurück <text:span text:style-name="T130">nach Bostim</text:span>, zu Disgustus <text:span text:style-name="T131">I</text:span></text:p>
      <text:p text:style-name="P26"/>
      <text:p text:style-name="P55"><text:span text:style-name="T2">Reiter 1: „</text:span><text:span text:style-name="T14">Ihre </text:span><text:span text:style-name="T15">Lauchigkeit</text:span><text:span text:style-name="T1">, wir ham n paar Trolle nah zum Flachland </text:span><text:span text:style-name="T51">getroffn</text:span><text:span text:style-name="T1">.</text:span><text:span text:style-name="T2">“</text:span></text:p>
      <text:p text:style-name="P26"/>
      <text:p text:style-name="P55"><text:soft-page-break/><text:span text:style-name="T2">Reiter 1: „</text:span><text:span text:style-name="T51">Jaaa! Tot gemacht war er, ehe er sichs versah!</text:span><text:span text:style-name="T2">“</text:span></text:p>
      <text:p text:style-name="P26"/>
      <text:p text:style-name="P55"><text:span text:style-name="T2">General Disgustus: „</text:span><text:span text:style-name="T1">Dann ist es wohl soweit. Lasst Botschaft an die Elfen überbringen, sie solln sich bereit halten. </text:span><text:span text:style-name="T52">Beenden</text:span><text:span text:style-name="T1"> wir Tedders Herrschaft über </text:span><text:span text:style-name="T30">die Tückischen Gipfel</text:span><text:span text:style-name="T1">!</text:span><text:span text:style-name="T2">“</text:span></text:p>
      <text:p text:style-name="P26"/>
      <text:p text:style-name="P26">--- Bei Tedder, im Norden</text:p>
      <text:p text:style-name="P26"/>
      <text:p text:style-name="P55"><text:span text:style-name="T2">Brunt: „</text:span><text:span text:style-name="T1">Wir werden angegriffen! ALARM! </text:span><text:span text:style-name="T31">Ritter</text:span><text:span text:style-name="T1"> aus </text:span><text:span text:style-name="T31">Bostim </text:span><text:span text:style-name="T1">haben </text:span><text:span text:style-name="T53">Golg</text:span><text:span text:style-name="T31"> </text:span><text:span text:style-name="T1">ermordet! </text:span><text:span text:style-name="T53">König Disgustus</text:span><text:span text:style-name="T31"> </text:span><text:span text:style-name="T1">muss </text:span><text:span text:style-name="T53">etwas </text:span><text:span text:style-name="T54">S</text:span><text:span text:style-name="T53">chlimmes im Schilde führen!</text:span><text:span text:style-name="T2">“</text:span></text:p>
      <text:p text:style-name="P26"/>
      <text:p text:style-name="P55"><text:span text:style-name="T2">Tedder: „</text:span><text:span text:style-name="T55">Eiei, was hör‘ ich da?</text:span><text:span text:style-name="T1"> Die Menschen brechen </text:span><text:span text:style-name="T55">den </text:span><text:span text:style-name="T1">Frieden, </text:span><text:span text:style-name="T55">jenen</text:span><text:span text:style-name="T1">, </text:span><text:span text:style-name="T55">in dessen Ruh‘</text:span><text:span text:style-name="T1"> ein jeder Elf, Zwerg </text:span><text:span text:style-name="T55">und </text:span><text:span text:style-name="T1">Ork</text:span><text:span text:style-name="T32"> </text:span><text:span text:style-name="T55">sich labte?</text:span><text:span text:style-name="T2">“</text:span></text:p>
      <text:p text:style-name="P26"/>
      <text:p text:style-name="P27">Brunt: „Ich befürchte, das Schlimmste <text:span text:style-name="T151">wird geschehen!</text:span> Tedder, <text:span text:style-name="T152">u</text:span>nsere Vorräte in den Höhlen <text:span text:style-name="T151">sind</text:span> ausgeraubt – <text:span text:style-name="T153">K</text:span>aum noch Gold in Besitz! <text:span text:style-name="T153">W</text:span>eder noch genügend <text:soft-page-break/>bewaffnete Kämpfer, um uns zu verteidigen.“</text:p>
      <text:p text:style-name="P26"/>
      <text:p text:style-name="P55"><text:span text:style-name="T35">Tedder</text:span><text:span text:style-name="T2">: „</text:span><text:span text:style-name="T56">Adelsgerede beiseite. </text:span><text:span text:style-name="T35">Ganz egal, was passieren mag. Dieser Abschaum von einem Menschenkönig Disgustus wird sein Leben </text:span><text:span text:style-name="T56">lassen!</text:span><text:span text:style-name="T35"> </text:span><text:span text:style-name="T1">Lass</text:span><text:span text:style-name="T35">t </text:span><text:span text:style-name="T1">uns diesen </text:span><text:span text:style-name="T37">sabbernden</text:span><text:span text:style-name="T1"> </text:span><text:span text:style-name="T33">Zweibeinern</text:span><text:span text:style-name="T1"> zeigen, was passiert, wenn man </text:span><text:span text:style-name="T34">sich mit <text:s/></text:span><text:span text:style-name="T35">uns anlegt! </text:span><text:span text:style-name="T36">Wo ist Ugoki? Ich brauche </text:span><text:span text:style-name="T57">die </text:span><text:span text:style-name="T36">besten Männer an </text:span><text:span text:style-name="T57">un</text:span><text:span text:style-name="T58">serer</text:span><text:span text:style-name="T57"> </text:span><text:span text:style-name="T36">Seit</text:span><text:span text:style-name="T58">e</text:span><text:span text:style-name="T36">!!!</text:span><text:span text:style-name="T2">“</text:span></text:p>
      <text:p text:style-name="P26"/>
      <text:p text:style-name="P26">--- <text:span text:style-name="T137">Troll </text:span>Ugoki kommt von Nordosten zu Tedder und Brunt</text:p>
      <text:p text:style-name="P26"/>
      <text:p text:style-name="P55"><text:span text:style-name="T2">Ugoki: „</text:span><text:span text:style-name="T38">Was ist los, Tedder</text:span><text:span text:style-name="T1">? </text:span><text:span text:style-name="T60">Die</text:span><text:span text:style-name="T1"> Nachspeise aus </text:span><text:span text:style-name="T37">Stinktier</text:span><text:span text:style-name="T10">anus</text:span><text:span text:style-name="T1"> und Pferdefuß</text:span><text:span text:style-name="T10">s</text:span><text:span text:style-name="T11">oße</text:span><text:span text:style-name="T1"> </text:span><text:span text:style-name="T59">musst‘ ich </text:span><text:span text:style-name="T1">unterbrechen.</text:span><text:span text:style-name="T2">“</text:span></text:p>
      <text:p text:style-name="P26"/>
      <text:p text:style-name="P26">--- Zwei Trolle (Namen: Pelter und <text:span text:style-name="T138">Goltar</text:span>) kommen von Nordosten zu Tedder, Ugoki und Brunt</text:p>
      <text:p text:style-name="P26"/>
      <text:p text:style-name="P26">--- Ziel: Überlebe x Runden gegen die Invasion von General Disgustus</text:p>
      <text:p text:style-name="P26"><text:soft-page-break/></text:p>
      <text:p text:style-name="P26">--- Nach y Runden (y &lt; x) kommen Attentäter im Westen der Map</text:p>
      <text:p text:style-name="P26"/>
      <text:p text:style-name="P26">Attentäter 1: „<text:span text:style-name="T154">Wer trampelt und strampelt, im gar letzten Atemzug des Lebens? Die Berge herab, so unschuldig, als sei es das Normalste der Welt...</text:span> <text:span text:style-name="T154">Stecht sie ab!</text:span>“</text:p>
      <text:p text:style-name="P26"/>
      <text:p text:style-name="P28">Disgustus: „Leiden sollen sie!“</text:p>
      <text:p text:style-name="P26"/>
      <text:p text:style-name="P26">--- Tod von Tedder</text:p>
      <text:p text:style-name="P26"/>
      <text:p text:style-name="P55"><text:span text:style-name="T2">Tedder: „</text:span><text:span text:style-name="T1">Ich hab‘ versagt... Doch </text:span><text:span text:style-name="T61">das Ableben </text:span><text:span text:style-name="T6">diese</text:span><text:span text:style-name="T61">s</text:span><text:span text:style-name="T7"> </text:span><text:span text:style-name="T6">stinkenden Menschen </text:span><text:span text:style-name="T61">sei ihm sicher!</text:span><text:span text:style-name="T6"> </text:span><text:span text:style-name="T49">Bostim</text:span><text:span text:style-name="T1"> </text:span><text:span text:style-name="T61">in Schutt und Asche gelegt, sowie </text:span><text:span text:style-name="T1">ihre Seelen auf Ewig </text:span><text:span text:style-name="T61">ge</text:span><text:span text:style-name="T1">quäl</text:span><text:span text:style-name="T61">t, so soll es sein. Aus und vorbei</text:span><text:span text:style-name="T1">!</text:span><text:span text:style-name="T2">“</text:span></text:p>
      <text:p text:style-name="P26"/>
      <text:p text:style-name="P26">--- Tod von Ugoki</text:p>
      <text:p text:style-name="P26"/>
      <text:p text:style-name="P56"><text:span text:style-name="T2">Ugoki: „</text:span><text:span text:style-name="T62">Das </text:span><text:span text:style-name="T63">geschieht</text:span><text:span text:style-name="T62"> zu früh... </text:span><text:span text:style-name="T63">M</text:span><text:span text:style-name="T62">eines Lebens Ziel soll die Rache sein!</text:span><text:span text:style-name="T2">“</text:span></text:p>
      <text:p text:style-name="P26"/>
      <text:p text:style-name="P26"><text:soft-page-break/>--- Sollte einer der gegnerischen Anführer besiegt werden (was eigentlich nicht möglich ist, nur mit <text:span text:style-name="T155">Cheats</text:span>)</text:p>
      <text:p text:style-name="P26"/>
      <text:p text:style-name="P55"><text:span text:style-name="T2">General Disgustus: „</text:span><text:span text:style-name="T84">Wer wie was? </text:span><text:span text:style-name="T39">Krepiert doch endlich</text:span><text:span text:style-name="T1">!</text:span><text:span text:style-name="T2">“</text:span></text:p>
      <text:p text:style-name="P26"/>
      <text:p text:style-name="P57"><text:span text:style-name="T2">D</text:span><text:span text:style-name="T3">ialog: „</text:span><text:span text:style-name="T64">Tedders Armee</text:span><text:span text:style-name="T1"> war</text:span><text:span text:style-name="T64">d der </text:span><text:span text:style-name="T1">Sieg </text:span><text:span text:style-name="T64">gewiss </text:span><text:span text:style-name="T1">- Doch </text:span><text:span text:style-name="T64">letztendlich war es vorüber. Di</text:span><text:span text:style-name="T1">e </text:span><text:span text:style-name="T64">Soldaten aus Bostim vernichteten jeden sich wehrenden Troll</text:span><text:span text:style-name="T1">.</text:span><text:span text:style-name="T3">“</text:span></text:p>
      <text:p text:style-name="P26"/>
      <text:p text:style-name="P26">--- In allen obigen Todesfällen, sei es Tedder, Ugoki oder ein Gegner….</text:p>
      <text:p text:style-name="P29"/>
      <text:p text:style-name="P57"><text:span text:style-name="T3">Dialog: „</text:span><text:span text:style-name="T65">Die Trolle </text:span><text:span text:style-name="T1">kämpften lan</text:span><text:span text:style-name="T40">g und </text:span><text:span text:style-name="T65">furchtlos. </text:span><text:span text:style-name="T40">Doch </text:span><text:span text:style-name="T65">am Ende</text:span><text:span text:style-name="T40"> wurden je</text:span><text:span text:style-name="T1">ne, die immer noch am Leben waren, </text:span><text:span text:style-name="T65">überwältigt</text:span><text:span text:style-name="T1">. </text:span><text:span text:style-name="T65">An diesem Tage tränkte </text:span><text:span text:style-name="T66">Troll- und Menschenblut</text:span><text:span text:style-name="T65"> den Boden </text:span><text:span text:style-name="T83">auf den Straßen von Bostim nach Norden</text:span><text:span text:style-name="T65">.</text:span><text:span text:style-name="T3">“</text:span></text:p>
      <text:p text:style-name="P30"/>
      <text:p text:style-name="P57"><text:span text:style-name="T3">--- </text:span><text:span text:style-name="T2"><text:s/></text:span><text:span text:style-name="T3">Ein weiterer Attentäter der Menschen erscheint und tötet alle noch lebenden Trolle. </text:span><text:span text:style-name="T66">Jüngere Trollwelpen werden von </text:span><text:soft-page-break/><text:span text:style-name="T66">Soldaten gefangen genommen, nicht getötet.</text:span></text:p>
      <text:p text:style-name="P31"/>
      <text:p text:style-name="P30">Dialog: „<text:span text:style-name="T139">Tedder ward Eins mit dem Reich der Toten</text:span>…“</text:p>
      <text:p text:style-name="P30"/>
      <text:p text:style-name="P30"/>
      <text:p text:style-name="P30"/>
      <text:p text:style-name="P30"/>
      <text:p text:style-name="P15">Episode 2: Auferstehung</text:p>
      <text:p text:style-name="P15"/>
      <text:p text:style-name="P32">Schwärze umgibt <text:span text:style-name="T107">mich</text:span>.</text:p>
      <text:p text:style-name="P32"/>
      <text:p text:style-name="P11">Fühlt sich der Tod so an?</text:p>
      <text:p text:style-name="P11"/>
      <text:p text:style-name="P12">Ich spüre einen Luftzug… Geht der Wind etwa… Durch mich hindurch?</text:p>
      <text:p text:style-name="P32"/>
      <text:p text:style-name="P33">--- <text:span text:style-name="T110">Wetter:</text:span><text:span text:style-name="T112"> Es wird in diesem Szenario per Zufall ein Wetter generiert, in dem die Kampagne spielen wird. Das Wetter wird keine Einflüsse auf die Story haben, nur auf das Spielerlebnis bzw. die Karten. Es sind die Karten für jedes Szenario und alle Wetter speziell angepasst. </text:span></text:p>
      <text:p text:style-name="P33"><text:soft-page-break/></text:p>
      <text:p text:style-name="P34">--- Möglich generierte Wetter: Überschwemmung oder Dürre</text:p>
      <text:p text:style-name="P32"/>
      <text:p text:style-name="P32">--- Tedder und Ugoki befinden sich in einer <text:span text:style-name="T108">Höhle</text:span>, als Geister</text:p>
      <text:p text:style-name="P32"/>
      <text:p text:style-name="P58"><text:span text:style-name="T4">Ugoki: „</text:span>Scheiße, der letzte Schnaps muss schlecht gewesen sein.<text:span text:style-name="T4">“</text:span></text:p>
      <text:p text:style-name="P32"/>
      <text:p text:style-name="P58"><text:span text:style-name="T4">Tedder: „</text:span><text:span text:style-name="T1">Wer bist du? </text:span><text:span text:style-name="T67">WAS </text:span><text:span text:style-name="T1">bist du??</text:span><text:span text:style-name="T4">“</text:span></text:p>
      <text:p text:style-name="P32"/>
      <text:p text:style-name="P58"><text:span text:style-name="T4">Ugoki: „</text:span><text:span text:style-name="T85">Und du b</text:span><text:span text:style-name="T16">ist… </text:span><text:span text:style-name="T1">durchsichtig, ist dir das klar? Hast du... Bist du ansteckend?</text:span><text:span text:style-name="T4">“</text:span></text:p>
      <text:p text:style-name="P32"/>
      <text:p text:style-name="P58"><text:span text:style-name="T4">Tedder: „</text:span><text:span text:style-name="T86">Deine eignen Augen, finster wie die eines Lichs!</text:span><text:span text:style-name="T1"> Ich bin, </text:span><text:span text:style-name="T87">o</text:span><text:span text:style-name="T68">der </text:span><text:span text:style-name="T1">war vor Kurzem </text:span><text:span text:style-name="T68">oder Läng</text:span><text:span text:style-name="T88">e</text:span><text:span text:style-name="T68">rem, </text:span><text:span text:style-name="T87">Tedder</text:span><text:span text:style-name="T1">. Ich weiß um ehrlich zu sein nicht, wann </text:span><text:span text:style-name="T68">genau</text:span><text:span text:style-name="T1">. </text:span><text:span text:style-name="T88">E</text:span><text:span text:style-name="T1">in paar Minuten </text:span><text:span text:style-name="T88">kommt </text:span><text:span text:style-name="T92">e</text:span><text:span text:style-name="T88">s mir </text:span><text:span text:style-name="T1">vor seit... Ich </text:span><text:span text:style-name="T88">w</text:span><text:span text:style-name="T89">u</text:span><text:span text:style-name="T88">rd</text:span><text:span text:style-name="T92">e</text:span><text:span text:style-name="T88"> </text:span><text:span text:style-name="T1">getötet! Dieser dreckige, mickrige Wurm </text:span><text:span text:style-name="T41">Disgustus</text:span><text:span text:style-name="T1"> </text:span><text:span text:style-name="T90">überrannt‘ </text:span><text:span text:style-name="T1">mein </text:span><text:span text:style-name="T42">Volk und Heimat</text:span><text:span text:style-name="T1">!</text:span><text:span text:style-name="T4">“</text:span></text:p>
      <text:p text:style-name="P32"/>
      <text:p text:style-name="P58"><text:soft-page-break/><text:span text:style-name="T4">Ugoki: „</text:span><text:span text:style-name="T1">Na, so trifft man sich wieder. Auch wenn wir wirklich nicht gesund aussehen und du mich ohne Zweifel nicht wieder erkennst - Ich bin, oder war, Ugoki. Ich kann mich auch an etwas erinnern. Da war... Friede. Aber dann... Ich musste mein Frühstück unterbrechen.</text:span><text:span text:style-name="T4">“</text:span></text:p>
      <text:p text:style-name="P32"/>
      <text:p text:style-name="P58"><text:span text:style-name="T4">Tedder: „</text:span><text:span text:style-name="T1">Das erleichtert mich zumindest ein </text:span><text:span text:style-name="T91">b</text:span><text:span text:style-name="T1">isschen. Auch wenn ich verstört bin was unser Dasein betrifft. Was sind wir? Was ist mit uns passiert?</text:span><text:span text:style-name="T4">“</text:span></text:p>
      <text:p text:style-name="P32"/>
      <text:p text:style-name="P58"><text:span text:style-name="T4">Ugoki: „</text:span><text:span text:style-name="T1">Wir sehen aus wie… </text:span><text:span text:style-name="T43">Wir</text:span><text:span text:style-name="T1"> sehen aus wie etwas Bogusartiges. Unecht. Geisterhaft.</text:span><text:span text:style-name="T4">“</text:span></text:p>
      <text:p text:style-name="P32"/>
      <text:p text:style-name="P58"><text:span text:style-name="T4">Tedder: „</text:span><text:span text:style-name="T43">Darum werden wir </text:span><text:span text:style-name="T69">kümmern</text:span><text:span text:style-name="T1">. Lass uns </text:span><text:span text:style-name="T43">aber zuerst </text:span><text:span text:style-name="T1">aus dieser </text:span><text:span text:style-name="T43">dreckigen, </text:span><text:span text:style-name="T1">engen Höhle entkommen.</text:span><text:span text:style-name="T4">“</text:span></text:p>
      <text:p text:style-name="P32"/>
      <text:p text:style-name="P59"><text:span text:style-name="T4">--- </text:span><text:span text:style-name="T1">Ziel: Erforsche die Höhle</text:span></text:p>
      <text:p text:style-name="P35"/>
      <text:p text:style-name="P36">--- Wenn man Dörfer einni<text:span text:style-name="T102">m</text:span>mt, kommen zu einer zweidrittel Chance riesige Ratten <text:soft-page-break/>neben dem Dorf, ein „Rattennest“ darstellend</text:p>
      <text:p text:style-name="P36"/>
      <text:p text:style-name="P36">--- Wenn die erste Ratte erscheint</text:p>
      <text:p text:style-name="P36"/>
      <text:p text:style-name="P60"><text:span text:style-name="T5">Einheit, die das Dorf eingenommen hat: „</text:span><text:span text:style-name="T1">Ha, ein Rattennest! Lecker...</text:span><text:span text:style-name="T5">“</text:span></text:p>
      <text:p text:style-name="P36"/>
      <text:p text:style-name="P36">--- <text:span text:style-name="T156">Wenn man die erste Ratte tötet</text:span></text:p>
      <text:p text:style-name="P36"/>
      <text:p text:style-name="P60"><text:span text:style-name="T70">Die Einheit, die die Ratte getötet hat</text:span><text:span text:style-name="T5">: „</text:span><text:span text:style-name="T1">Irgendwie schmecke</text:span><text:span text:style-name="T8">n diese </text:span><text:span text:style-name="T70">Riesenratten</text:span><text:span text:style-name="T8"> nach nicht</text:span><text:span text:style-name="T93">s.</text:span><text:span text:style-name="T5">“</text:span></text:p>
      <text:p text:style-name="P36"/>
      <text:p text:style-name="P36">--- Es gibt ein Fläschchen in der Höhle, auf dessen Feld man eine Einheit bewegen kann. Wenn eine Einheit das Feld betritt:</text:p>
      <text:p text:style-name="P36"/>
      <text:p text:style-name="P60"><text:span text:style-name="T5">Dialog: „</text:span><text:span text:style-name="T1">Der </text:span><text:span text:style-name="T71">glibberige, </text:span><text:span text:style-name="T1">tödlich rot</text:span><text:span text:style-name="T72">e </text:span><text:span text:style-name="T1">Inhalt könnte gefährlich sein. Soll $unit.name die Flüssigkeit </text:span><text:span text:style-name="T72">trotzdem </text:span><text:span text:style-name="T1">trinken?</text:span><text:span text:style-name="T5">“</text:span></text:p>
      <text:p text:style-name="P60"><text:span text:style-name="T5">Option: „</text:span><text:span text:style-name="T1">Vorsichtig zurücklegen, damit es nicht zerbricht.</text:span><text:span text:style-name="T5">“</text:span></text:p>
      <text:p text:style-name="P60"><text:span text:style-name="T5">Option: „</text:span><text:span text:style-name="T1">Das wäre viel zu riskant. Zerstören.</text:span><text:span text:style-name="T5">“</text:span></text:p>
      <text:p text:style-name="P36"><text:soft-page-break/>Option: „<text:span text:style-name="T103">Auf Ex!</text:span>“</text:p>
      <text:p text:style-name="P36"/>
      <text:p text:style-name="P36">--- Wenn Option 1, dann passiert nichts. Man kann erneut eine Einheit auf das Feld bewegen, und der selbe Dialog erscheint</text:p>
      <text:p text:style-name="P36"/>
      <text:p text:style-name="P38">Einheit, die es zurücklegt: „Es sieht eigentlich schon recht verlockend aus. Was soll‘s...“</text:p>
      <text:p text:style-name="P36"/>
      <text:p text:style-name="P36">--- Wenn Option 2, dann explodiert das Fläschchen und die Einheit bekommt 15 Lebenspunkte abgezogen, aber bis zu einem Mi<text:span text:style-name="T104">n</text:span>imum von aktuellem 1 Lebenspunkt der Einheit</text:p>
      <text:p text:style-name="P36"/>
      <text:p text:style-name="P40">Einheit, die es zerstört: „<text:span text:style-name="T157">W</text:span>ow! Das hat Spaß gemacht. Ich bin fast noch toter als ich es eh schon war!“</text:p>
      <text:p text:style-name="P36"/>
      <text:p text:style-name="P36">--- Wenn Option 3, dann werden die maximalen sowie die aktuellen <text:span text:style-name="T111">Lebens</text:span>punkte der Einheit um 15 erhöht</text:p>
      <text:p text:style-name="P36"/>
      <text:p text:style-name="P39"><text:soft-page-break/>Einheit, die es trinkt: „<text:span text:style-name="T167">(</text:span><text:span text:style-name="T168">unverständliches Gebrabbel</text:span><text:span text:style-name="T169">)“</text:span></text:p>
      <text:p text:style-name="P39"><text:span text:style-name="T169">Einheit, die es trinkt: „Härter</text:span><text:span text:style-name="T167"> als Whiskey.</text:span>“</text:p>
      <text:p text:style-name="P36"/>
      <text:p text:style-name="P35">--- Ein bisschen weiter die Höhle stößt man auf einen <text:span text:style-name="T140">eingekerkerten </text:span>Zauberer. Wenn man auf <text:span text:style-name="T132">den Zauberer stößt…</text:span></text:p>
      <text:p text:style-name="P36"/>
      <text:p text:style-name="P60"><text:span text:style-name="T17">Zauberer</text:span><text:span text:style-name="T5">: „</text:span><text:span text:style-name="T73">Ahhh, </text:span><text:span text:style-name="T94">entfernt euch, Stinkegeister</text:span><text:span text:style-name="T73">! </text:span><text:span text:style-name="T94">Ist die ewige Einsamkeit nicht genug des Bösen an mir getan?</text:span><text:span text:style-name="T5">“</text:span></text:p>
      <text:p text:style-name="P36"/>
      <text:p text:style-name="P41">Tedder: „Wieso sollten wir dir etwas tun – Wir sind auf der Suche nach einem Weg aus diesen <text:span text:style-name="T171">Tunneln</text:span>!“</text:p>
      <text:p text:style-name="P36"/>
      <text:p text:style-name="P42">Zauberer: „Wenn ihr keine Quälgeister <text:span text:style-name="T171">dieser Höhle </text:span>seid, <text:span text:style-name="T170">w</text:span>er seid ihr dann, Fremde? Die falsche Seite habt ihr euch ausgesucht. Raus hier ginge es nur <text:span text:style-name="T172">vom </text:span>anderen Ende meiner Zelle.“</text:p>
      <text:p text:style-name="P36"/>
      <text:p text:style-name="P60"><text:span text:style-name="T5">Tedder: „</text:span><text:span text:style-name="T95">Die Frage ist nicht wer, sondern </text:span><text:span text:style-name="T1">was wir sind... </text:span><text:span text:style-name="T95">Die falsche Seite?</text:span><text:span text:style-name="T5">“</text:span></text:p>
      <text:p text:style-name="P36"/>
      <text:p text:style-name="P60"><text:soft-page-break/><text:span text:style-name="T19">Zauberer</text:span><text:span text:style-name="T5">: „</text:span><text:span text:style-name="T1">Am Ausgang </text:span><text:span text:style-name="T18">dieser Höhle</text:span><text:span text:style-name="T1"> lauert ein mächtiger Geist, den ich alleine nicht besiegen kann. </text:span><text:span text:style-name="T44">Außerdem </text:span><text:span text:style-name="T75">bin</text:span><text:span text:style-name="T44"> ich hier </text:span><text:span text:style-name="T75">seit </text:span><text:span text:style-name="T74">Jahren </text:span><text:span text:style-name="T44">eingeschlossen. </text:span><text:span text:style-name="T76">Wenn ihr mich befreit, </text:span><text:span text:style-name="T1">können wir </text:span><text:span text:style-name="T96">jenen</text:span><text:span text:style-name="T45"> Wächter </text:span><text:span text:style-name="T96">womöglich </text:span><text:span text:style-name="T76">gemeinsam </text:span><text:span text:style-name="T45">ins Nirvana </text:span><text:span text:style-name="T96">befördern</text:span><text:span text:style-name="T1">!</text:span><text:span text:style-name="T5">“</text:span></text:p>
      <text:p text:style-name="P36"/>
      <text:p text:style-name="P60"><text:span text:style-name="T5">Ugoki: „</text:span><text:span text:style-name="T1">Nun gut, ich denke, unser unbekannter Freund hier kennt sich etwas besser aus als wir. Wir sollten ihn befreien und </text:span><text:span text:style-name="T96">zusammen </text:span><text:span text:style-name="T1">von hier verschwinden.</text:span><text:span text:style-name="T5">“</text:span></text:p>
      <text:p text:style-name="P36"/>
      <text:p text:style-name="P60"><text:span text:style-name="T5">Tedder: „</text:span><text:span text:style-name="T1">Dann lass uns mal </text:span><text:span text:style-name="T97">dieses Schloss </text:span><text:span text:style-name="T1">knacken.</text:span><text:span text:style-name="T5">“</text:span></text:p>
      <text:p text:style-name="P36"/>
      <text:p text:style-name="P36">--- Tedder und Ugoki versuchen den Käfig aufzubrechen</text:p>
      <text:p text:style-name="P36"/>
      <text:p text:style-name="P60"><text:span text:style-name="T5">Dialog: „</text:span><text:span text:style-name="T1">Nach einigen sehr, sehr langen Minuten schaffen es Tedder und Ugoki gemeinsam das Schloss </text:span><text:span text:style-name="T46">zum Kerker des Zauberers, welches, im Vergleich zu and</text:span><text:span text:style-name="T77">ren </text:span><text:span text:style-name="T98">gesicherten Türen</text:span><text:span text:style-name="T46"> </text:span><text:span text:style-name="T77">dieser</text:span><text:span text:style-name="T46"> Tunnel, </text:span><text:soft-page-break/><text:span text:style-name="T77">s</text:span><text:span text:style-name="T46">tabiler und nicht ganz so rostig war, zu zerbrechen</text:span><text:span text:style-name="T1">.</text:span><text:span text:style-name="T5">“</text:span></text:p>
      <text:p text:style-name="P36"/>
      <text:p text:style-name="P61"><text:span text:style-name="T5">N</text:span><text:span text:style-name="T1">ekromant: „Ich danke euch. </text:span><text:span text:style-name="T78">Auf Ewig werd</text:span><text:span text:style-name="T99">e</text:span><text:span text:style-name="T78"> ich in eurer Schuld steh</text:span><text:span text:style-name="T99">e</text:span><text:span text:style-name="T78">n!</text:span><text:span text:style-name="T1">“</text:span></text:p>
      <text:p text:style-name="P43"/>
      <text:p text:style-name="P43">Tedder: „Revanchieren kannst du dich ein ander<text:span text:style-name="T173">es</text:span> mal. Wo sind wir hier? Wo befindet sich diese Höhle?“</text:p>
      <text:p text:style-name="P43"/>
      <text:p text:style-name="P43">Nekromant: „Oh, <text:span text:style-name="T158">d</text:span>as ist mir selbst auch nicht ganz genau bekannt. Irgendwo im Westen der Tückischen Gipfel, so weit <text:span text:style-name="T159">es mir zu Ohren kam</text:span>.“</text:p>
      <text:p text:style-name="P43"/>
      <text:p text:style-name="P44">Tedder: „Nun gut. Dann lass uns mal raus hier.“ </text:p>
      <text:p text:style-name="P36"/>
      <text:p text:style-name="P60"><text:span text:style-name="T5">--- Ziel: </text:span><text:span text:style-name="T1">Findet den Ausgang und besiegt den Wächtergeist</text:span></text:p>
      <text:p text:style-name="P36"/>
      <text:p text:style-name="P37">--- Am Ende der Höhle kommt man auf den Wächtergeist <text:span text:style-name="T160">und eine riesige Spinne…</text:span></text:p>
      <text:p text:style-name="P37"/>
      <text:p text:style-name="P37">--- <text:span text:style-name="T160">Wenn man auf die Spinne stößt….</text:span></text:p>
      <text:p text:style-name="P37"><text:soft-page-break/></text:p>
      <text:p text:style-name="P45">Einheit, die auf die Spinne stößt: „<text:span text:style-name="T174">Was ein Monster</text:span>! Das <text:span text:style-name="T175">ist</text:span> ein anderes Kaliber als die halb <text:span text:style-name="T161">ausge</text:span>hungerten Ratten dieser Höhle.“</text:p>
      <text:p text:style-name="P37"/>
      <text:p text:style-name="P37">--- <text:span text:style-name="T160">Wenn man auf den Wächtergeist stößt…</text:span></text:p>
      <text:p text:style-name="P37"/>
      <text:p text:style-name="P46">Einheit, die auf den Wächtergeist stößt: „Das is<text:span text:style-name="T163">t widerwärtig! Ein solch großer Geist...</text:span>“</text:p>
      <text:p text:style-name="P37"/>
      <text:p text:style-name="P37">--- <text:span text:style-name="T162">Wenn man auf Spinne und Wächtergeist gestoßen ist…</text:span></text:p>
      <text:p text:style-name="P37"/>
      <text:p text:style-name="P46">Tedder: „Womöglich lässt sich das <text:span text:style-name="T164">achtbeinige</text:span> Monster mit dem Wächtergeist ausspielen...“</text:p>
      <text:p text:style-name="P37"/>
      <text:p text:style-name="P37">--- <text:span text:style-name="T160">Wenn der Wächtergeist stirbt...</text:span></text:p>
      <text:p text:style-name="P36"/>
      <text:p text:style-name="P60"><text:span text:style-name="T5">Dialog: „</text:span><text:span text:style-name="T1">Als der Wächter </text:span><text:span text:style-name="T9">mit dem Nirvana Ein</text:span><text:span text:style-name="T100">es</text:span><text:span text:style-name="T9"> w</text:span><text:span text:style-name="T12">urde</text:span><text:span text:style-name="T1">, </text:span><text:span text:style-name="T20">kommt</text:span><text:span text:style-name="T13"> </text:span><text:span text:style-name="T1">im Süden an der Höhlenwand ein</text:span><text:span text:style-name="T21">e </text:span><text:span text:style-name="T22">Kluft </text:span><text:span text:style-name="T13">zum Vorschein</text:span><text:span text:style-name="T1">, aus </text:span><text:soft-page-break/><text:span text:style-name="T23">deren</text:span><text:span text:style-name="T1"> Richtung ein Lichtschein zu erblicken und ein warmer Luftzug zu spüren </text:span><text:span text:style-name="T24">ist</text:span><text:span text:style-name="T1">.</text:span><text:span text:style-name="T5">“</text:span></text:p>
      <text:p text:style-name="P36"/>
      <text:p text:style-name="P36">--- Die Höhle bekommt eine „Öffnung“</text:p>
      <text:p text:style-name="P36"/>
      <text:p text:style-name="P47">Nekromant: „Ich rieche Freiheit!“</text:p>
      <text:p text:style-name="P47"/>
      <text:p text:style-name="P48">Ugoki: „Und ich einen Spinnenkadaver.“</text:p>
      <text:p text:style-name="P36"/>
      <text:p text:style-name="P36">--- Wenn man eine Einheit aus der Höhle heraus bewegt, verwandeln sich Ugoki und Tedder von Geistern zu Untoten</text:p>
      <text:p text:style-name="P36"/>
      <text:p text:style-name="P60"><text:span text:style-name="T5">Tedder: „</text:span><text:span text:style-name="T1">Was wird da aus uns? Ich bin nicht der </text:span><text:span text:style-name="T47">Troll </text:span><text:span text:style-name="T1">von früher, aber auch kein mieses, undurchsichtiges Geisterwesen mehr. Das ist ja - fast schon Leben!</text:span><text:span text:style-name="T5">“</text:span></text:p>
      <text:p text:style-name="P36"/>
      <text:p text:style-name="P60"><text:span text:style-name="T25">Zau</text:span><text:span text:style-name="T26">gen.</text:span><text:span text:style-name="T25">berer</text:span><text:span text:style-name="T5">: „</text:span><text:span text:style-name="T101">Ihr scheint euch im Sonnenlicht dem Dasein als Geist entledigt zu haben</text:span><text:span text:style-name="T26">, meine </text:span><text:span text:style-name="T25">Retter</text:span><text:span text:style-name="T26">! Kommt mit mir und ich lehre </text:span><text:span text:style-name="T25">e</text:span><text:span text:style-name="T26">uch als Dank, dass ihr mir aus dieser Höhle geholfen habt, alles, was ich darüber weiß. Wenn ihr längere Zeit mit </text:span><text:soft-page-break/><text:span text:style-name="T26">mir verweilt, werde ich euch die </text:span><text:span text:style-name="T79">finstren </text:span><text:span text:style-name="T26">Geheimnisse der Totenbeschwörung näher brin</text:span><text:span text:style-name="T101">gen.</text:span><text:span text:style-name="T5">“</text:span></text:p>
      <text:p text:style-name="P36"/>
      <text:p text:style-name="P62"><text:span text:style-name="T5">Tedder: „</text:span><text:span text:style-name="T1">Das hört sich vielversprechend an. </text:span><text:span text:style-name="T27">Jedoch plan</text:span><text:span text:style-name="T101">t</text:span><text:span text:style-name="T27">en wir, unsere Heimat so schnell wie möglich wieder aufzusuchen </text:span><text:span text:style-name="T101">und</text:span><text:span text:style-name="T79"> </text:span><text:span text:style-name="T27">für einen qualvollen Tod von diesem stinkenden Menschen</text:span><text:span text:style-name="T80">könig</text:span><text:span text:style-name="T27"> Disgustus </text:span><text:span text:style-name="T80">zu </text:span><text:span text:style-name="T27">sorgen.“</text:span></text:p>
      <text:p text:style-name="P36"/>
      <text:p text:style-name="P60"><text:span text:style-name="T5">Ugoki: „</text:span><text:span text:style-name="T1">Dieser Emporkömmling. Ich werde alles tun, um die Haut von seinem Fleisch zu ziehen. Um sein Fleisch von den Knochen zu schaben und die Knochen zu spalten!</text:span><text:span text:style-name="T5">“</text:span></text:p>
      <text:p text:style-name="P36"/>
      <text:p text:style-name="P60"><text:span text:style-name="T5">--- </text:span><text:span text:style-name="T28">Entscheidung: Direkt zu den Tückischen Gipfeln zurück, </text:span><text:span text:style-name="T81">für direkte Rache</text:span><text:span text:style-name="T28">, oder mit Nekromant, um die Totenbeschwörung zu erlernen</text:span></text:p>
      <text:p text:style-name="P36"/>
      <text:p text:style-name="P63"><text:span text:style-name="T5">T</text:span><text:span text:style-name="T1">edder: „Hmm…</text:span></text:p>
      <text:p text:style-name="P49">Wir werden mit dir kommen, unser zaubernder, unbekannter Freund. <text:soft-page-break/><text:span text:style-name="T141">Totenbeschwörung wird sich wahrscheinlich als sehr nützlich gegen diese lebenden Zweibeiner erweisen.</text:span></text:p>
      <text:p text:style-name="P49">Wir brechen umgehend nach Osten auf, um diese<text:span text:style-name="T176">m</text:span> widerlichen Menschen in Bostim den Gar auszumachen. <text:span text:style-name="T165">Lebt wohl, dunkler Zauberfreund!</text:span>“</text:p>
      <text:p text:style-name="P49"/>
      <text:p text:style-name="P63"><text:span text:style-name="T1">--- </text:span><text:span text:style-name="T29">Wenn Tedder mit Nekromant mitgeht…</text:span></text:p>
      <text:p text:style-name="P50"/>
      <text:p text:style-name="P51">Zauberer: „So sei es. Ihr werdet die Totenbeschwörung lieben lernen. Übrigens, mein Name ist Nekromant.“</text:p>
      <text:p text:style-name="P51"/>
      <text:p text:style-name="P64"><text:span text:style-name="T1">=&gt; </text:span><text:span text:style-name="T109">Story A</text:span></text:p>
      <text:p text:style-name="P50"/>
      <text:p text:style-name="P50">--- Wenn Tedder direkt nach Osten geht…</text:p>
      <text:p text:style-name="P50"/>
      <text:p text:style-name="P65"><text:span text:style-name="T29">Z</text:span><text:span text:style-name="T1">auberer: „Nun denn, meine Lieben. Ich hoffe, ihr werdet erfolgreich sein und über die Menschen siegen – Ich werde mich meinen eigenen </text:span><text:span text:style-name="T48">Angelegenheiten</text:span><text:span text:style-name="T1"> widmen. </text:span><text:span text:style-name="T82">Womöglich</text:span><text:span text:style-name="T1"> sieht man sich wieder!“</text:span></text:p>
      <text:p text:style-name="P52"/>
      <text:p text:style-name="P64"><text:span text:style-name="T1">=&gt; </text:span><text:span text:style-name="T109">Story B</text:span></text:p>
      <text:p text:style-name="P53"><text:soft-page-break/></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3:34:35.313000000</meta:creation-date>
    <meta:generator>LibreOffice/5.4.6.2$Windows_X86_64 LibreOffice_project/4014ce260a04f1026ba855d3b8d91541c224eab8</meta:generator>
    <dc:date>2018-05-28T20:31:29.481000000</dc:date>
    <meta:editing-duration>P2DT19H4M43S</meta:editing-duration>
    <meta:editing-cycles>524</meta:editing-cycles>
    <meta:document-statistic meta:table-count="0" meta:image-count="0" meta:object-count="0" meta:page-count="23" meta:paragraph-count="124" meta:word-count="2301" meta:character-count="14594" meta:non-whitespace-character-count="12407"/>
  </office:meta>
</office:document-meta>
</file>